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.191cm" style:rel-column-width="4589*"/>
    </style:style>
    <style:style style:name="表3.B" style:family="table-column">
      <style:table-column-properties style:column-width="3.771cm" style:rel-column-width="14537*"/>
    </style:style>
    <style:style style:name="表3.C" style:family="table-column">
      <style:table-column-properties style:column-width="12.039cm" style:rel-column-width="4640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5.281cm" fo:margin-left="1.727cm" fo:margin-right="-0.007cm" table:align="margins" style:writing-mode="lr-tb"/>
    </style:style>
    <style:style style:name="表6.A" style:family="table-column">
      <style:table-column-properties style:column-width="0.993cm" style:rel-column-width="4259*"/>
    </style:style>
    <style:style style:name="表6.B" style:family="table-column">
      <style:table-column-properties style:column-width="14.288cm" style:rel-column-width="61276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5.39cm" fo:margin-left="0.998cm" fo:margin-right="0.612cm" table:align="margins" style:writing-mode="lr-tb"/>
    </style:style>
    <style:style style:name="表7.A" style:family="table-column">
      <style:table-column-properties style:column-width="0.861cm" style:rel-column-width="3665*"/>
    </style:style>
    <style:style style:name="表7.B" style:family="table-column">
      <style:table-column-properties style:column-width="11.839cm" style:rel-column-width="50415*"/>
    </style:style>
    <style:style style:name="表7.C" style:family="table-column">
      <style:table-column-properties style:column-width="2.69cm" style:rel-column-width="11455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6.316cm" fo:margin-left="0.69cm" fo:margin-right="-0.005cm" table:align="margins" style:writing-mode="lr-tb"/>
    </style:style>
    <style:style style:name="表8.A" style:family="table-column">
      <style:table-column-properties style:column-width="0.882cm" style:rel-column-width="3542*"/>
    </style:style>
    <style:style style:name="表8.B" style:family="table-column">
      <style:table-column-properties style:column-width="11.509cm" style:rel-column-width="46228*"/>
    </style:style>
    <style:style style:name="表8.C" style:family="table-column">
      <style:table-column-properties style:column-width="3.925cm" style:rel-column-width="1576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15.875cm" style:rel-column-width="61197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0.993cm" style:rel-column-width="3828*"/>
    </style:style>
    <style:style style:name="表10.B" style:family="table-column">
      <style:table-column-properties style:column-width="16.007cm" style:rel-column-width="61707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93cm" style:rel-column-width="3828*"/>
    </style:style>
    <style:style style:name="表11.B" style:family="table-column">
      <style:table-column-properties style:column-width="16.007cm" style:rel-column-width="61707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0.993cm" style:rel-column-width="3828*"/>
    </style:style>
    <style:style style:name="表12.B" style:family="table-column">
      <style:table-column-properties style:column-width="16.007cm" style:rel-column-width="61707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0.991cm" style:rel-column-width="3821*"/>
    </style:style>
    <style:style style:name="表13.B" style:family="table-column">
      <style:table-column-properties style:column-width="16.009cm" style:rel-column-width="6171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0.991cm" style:rel-column-width="3821*"/>
    </style:style>
    <style:style style:name="表15.B" style:family="table-column">
      <style:table-column-properties style:column-width="16.009cm" style:rel-column-width="61714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0.949cm" style:rel-column-width="3658*"/>
    </style:style>
    <style:style style:name="表16.B" style:family="table-column">
      <style:table-column-properties style:column-width="13.538cm" style:rel-column-width="52187*"/>
    </style:style>
    <style:style style:name="表16.C" style:family="table-column">
      <style:table-column-properties style:column-width="2.514cm" style:rel-column-width="96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0.991cm" style:rel-column-width="3821*"/>
    </style:style>
    <style:style style:name="表17.B" style:family="table-column">
      <style:table-column-properties style:column-width="16.009cm" style:rel-column-width="61714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0.991cm" style:rel-column-width="3821*"/>
    </style:style>
    <style:style style:name="表18.B" style:family="table-column">
      <style:table-column-properties style:column-width="16.009cm" style:rel-column-width="61714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0.991cm" style:rel-column-width="3821*"/>
    </style:style>
    <style:style style:name="表19.B" style:family="table-column">
      <style:table-column-properties style:column-width="16.009cm" style:rel-column-width="61714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0.991cm" style:rel-column-width="3821*"/>
    </style:style>
    <style:style style:name="表20.B" style:family="table-column">
      <style:table-column-properties style:column-width="16.009cm" style:rel-column-width="61714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0.991cm" style:rel-column-width="3821*"/>
    </style:style>
    <style:style style:name="表14.B" style:family="table-column">
      <style:table-column-properties style:column-width="16.009cm" style:rel-column-width="6171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0.991cm" style:rel-column-width="3821*"/>
    </style:style>
    <style:style style:name="表21.B" style:family="table-column">
      <style:table-column-properties style:column-width="16.009cm" style:rel-column-width="61714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0.991cm" style:rel-column-width="3821*"/>
    </style:style>
    <style:style style:name="表24.B" style:family="table-column">
      <style:table-column-properties style:column-width="16.009cm" style:rel-column-width="61714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0.991cm" style:rel-column-width="3821*"/>
    </style:style>
    <style:style style:name="表25.B" style:family="table-column">
      <style:table-column-properties style:column-width="16.009cm" style:rel-column-width="61714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0.991cm" style:rel-column-width="3821*"/>
    </style:style>
    <style:style style:name="表22.B" style:family="table-column">
      <style:table-column-properties style:column-width="16.009cm" style:rel-column-width="61714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0.991cm" style:rel-column-width="3821*"/>
    </style:style>
    <style:style style:name="表23.B" style:family="table-column">
      <style:table-column-properties style:column-width="16.009cm" style:rel-column-width="61714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.177cm" style:rel-column-width="4535*"/>
    </style:style>
    <style:style style:name="表5.B" style:family="table-column">
      <style:table-column-properties style:column-width="15.824cm" style:rel-column-width="61000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1" fo:font-size="13pt" style:font-name-asian="メイリオ1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2pt" fo:font-style="normal" style:text-underline-style="none" fo:font-weight="normal" style:text-blinking="false" fo:background-color="transparent" style:font-name-asian="メイリオ1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1" fo:font-size="13pt" fo:font-style="italic" style:text-underline-style="none" fo:font-weight="bold" style:text-blinking="false" fo:background-color="#ffcc00" style:font-name-asian="メイリオ1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left="0cm" fo:margin-right="0cm" fo:line-height="100%" fo:text-indent="0cm" style:auto-text-indent="false"/>
      <style:text-properties style:font-name="メイリオ1" fo:font-size="15pt" fo:font-weight="normal" style:font-name-asian="メイリオ1" style:font-size-asian="15pt" style:font-size-complex="15pt"/>
    </style:style>
    <style:style style:name="P12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1" fo:font-size="15pt" fo:font-style="normal" style:text-underline-style="none" fo:font-weight="normal" style:text-blinking="false" fo:background-color="transparent" style:font-name-asian="メイリオ1" style:font-size-asian="15pt" style:language-asian="ja" style:country-asian="JP" style:font-size-complex="15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84d1" style:text-line-through-style="none" style:font-name="メイリオ1" fo:font-size="26pt" fo:font-style="normal" style:text-underline-style="none" fo:font-weight="bold" style:text-blinking="false" fo:background-color="#ffff00" style:font-name-asian="メイリオ1" style:font-size-asian="26pt" style:language-asian="ja" style:country-asian="JP" style:font-weight-asian="bold" style:font-size-complex="26pt" style:font-weight-complex="bold"/>
    </style:style>
    <style:style style:name="P14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15" style:family="paragraph" style:parent-style-name="Table_20_Contents">
      <style:text-properties style:font-name="メイリオ1" fo:font-size="13pt" style:font-name-asian="メイリオ1" style:font-size-asian="13pt" style:font-size-complex="13pt"/>
    </style:style>
    <style:style style:name="P16" style:family="paragraph" style:parent-style-name="Table_20_Contents">
      <style:text-properties style:font-name="メイリオ1" fo:font-size="14pt" style:font-name-asian="メイリオ1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メイリオ1" fo:font-size="14pt" style:font-name-asian="メイリオ1" style:font-size-asian="14pt" style:font-size-complex="14pt"/>
    </style:style>
    <style:style style:name="P18" style:family="paragraph" style:parent-style-name="Table_20_Contents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19" style:family="paragraph" style:parent-style-name="Footnote">
      <style:text-properties fo:font-size="13pt" style:font-size-asian="13pt" style:font-size-complex="13pt"/>
    </style:style>
    <style:style style:name="P2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1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2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3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4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5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6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7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8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29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0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1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2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3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4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5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6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7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8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39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0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1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2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3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4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5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6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7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8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49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0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1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52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3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4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5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6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7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8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59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0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61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62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3pt" fo:font-style="normal" style:text-underline-style="none" fo:font-weight="normal" style:text-blinking="false" fo:background-color="transparent" style:font-name-asian="メイリオ1" style:font-size-asian="13pt" style:language-asian="ja" style:country-asian="JP" style:font-size-complex="13pt"/>
    </style:style>
    <style:style style:name="P63" style:family="paragraph" style:parent-style-name="Text_20_body" style:list-style-name="L49">
      <style:paragraph-properties fo:margin-top="0cm" fo:margin-bottom="0cm" fo:line-height="100%" style:writing-mode="lr-tb"/>
    </style:style>
    <style:style style:name="P64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5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6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7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8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69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0" style:family="paragraph" style:parent-style-name="Text_20_body" style:list-style-name="L2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1" style:family="paragraph" style:parent-style-name="Text_20_body" style:list-style-name="L3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2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3" style:family="paragraph" style:parent-style-name="Text_20_body" style:list-style-name="L37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4" style:family="paragraph" style:parent-style-name="Text_20_body" style:list-style-name="L40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5" style:family="paragraph" style:parent-style-name="Text_20_body" style:list-style-name="L4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6" style:family="paragraph" style:parent-style-name="Text_20_body" style:list-style-name="L4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7" style:family="paragraph" style:parent-style-name="Text_20_body" style:list-style-name="L4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78" style:family="paragraph" style:parent-style-name="Text_20_body" style:list-style-name="L3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P79" style:family="paragraph" style:parent-style-name="Table_20_Contents" style:list-style-name="L32">
      <style:text-properties style:font-name="メイリオ1" fo:font-size="14pt" style:font-name-asian="メイリオ1" style:font-size-asian="14pt" style:font-size-complex="14pt"/>
    </style:style>
    <style:style style:name="P80" style:family="paragraph" style:parent-style-name="Table_20_Contents" style:list-style-name="L39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81" style:family="paragraph" style:parent-style-name="Table_20_Contents" style:list-style-name="L42">
      <style:text-properties style:font-name="メイリオ1" fo:font-size="14pt" style:font-name-asian="メイリオ1" style:font-size-asian="14pt" style:language-asian="ja" style:country-asian="JP" style:font-size-complex="14pt"/>
    </style:style>
    <style:style style:name="P82" style:family="paragraph" style:parent-style-name="Table_20_Contents" style:list-style-name="L51">
      <style:paragraph-properties fo:line-height="100%"/>
      <style:text-properties style:font-name="メイリオ1" fo:font-size="13pt" style:font-name-asian="メイリオ1" style:font-size-asian="14pt" style:font-size-complex="14pt"/>
    </style:style>
    <style:style style:name="P83" style:family="paragraph" style:parent-style-name="Standard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P8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2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font-size-complex="14pt"/>
    </style:style>
    <style:style style:name="T10" style:family="text">
      <style:text-properties fo:font-variant="normal" fo:text-transform="none" fo:color="#000000" style:text-line-through-style="none" style:font-name="メイリオ1" fo:font-size="14pt" fo:font-style="normal" style:text-underline-style="none" fo:font-weight="normal" style:text-blinking="false" fo:background-color="transparent" style:font-name-asian="メイリオ1" style:font-size-asian="14pt" style:language-asian="ja" style:country-asian="JP" style:font-size-complex="14pt"/>
    </style:style>
    <style:style style:name="T11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表4" table:style-name="表4">
        <table:table-column table:style-name="表4.A"/>
        <table:table-row>
          <table:table-cell table:style-name="表4.A1" office:value-type="string">
            <text:p text:style-name="P15"><text:a xlink:type="simple" xlink:href="http://benfranklin.chips.jp/cake_apps/Cake_IFM11/images/index_2?filter_memo=37%2323&amp;sort=file_name&amp;direction=desc&amp;RBs_AND_OR_Memo=AND" text:style-name="Internet_20_link" text:visited-style-name="Visited_20_Internet_20_Link">http://benfranklin.chips.jp/cake_apps/Cake_IFM11/images/index_2?filter_memo=37%2323&amp;sort=file_name&amp;direction=desc&amp;RBs_AND_OR_Memo=AND</text:a></text:p>
          </table:table-cell>
        </table:table-row>
        <table:table-row>
          <table:table-cell table:style-name="表4.A2" office:value-type="string">
            <text:p text:style-name="P15"/>
          </table:table-cell>
        </table:table-row>
        <table:table-row>
          <table:table-cell table:style-name="表4.A2" office:value-type="string">
            <text:p text:style-name="P15"/>
          </table:table-cell>
        </table:table-row>
      </table:table>
      <text:p text:style-name="P3"/>
      <text:p text:style-name="P3">------------------------------------------</text:p>
      <text:p text:style-name="P3">2020年4月19日14:25:13</text:p>
      <text:p text:style-name="P3"/>
      <text:p text:style-name="P3"><text:tab/>search</text:p>
      <text:p text:style-name="P3"><text:tab/><text:tab/>https://www.scientificamerican.com/article/splitting-carbon-dioxide/</text:p>
      <text:p text:style-name="P3"><text:tab/><text:tab/>https://www.quora.com/How-can-carbon-dioxide-be-split-into-carbon-and-oxygen?share=1</text:p>
      <text:p text:style-name="P3"><text:tab/><text:tab/></text:p>
      <text:p text:style-name="P3"><text:tab/></text:p>
      <text:p text:style-name="P3"><text:tab/>next</text:p>
      <text:p text:style-name="P3"><text:tab/><text:tab/>read : 20200419_143113 (bookmark, Tor : "JVE_37#23_co2 / 20200419_143236")</text:p>
      <text:p text:style-name="P3"/>
      <text:p text:style-name="P3"/>
      <text:p text:style-name="P3">------------------------------------------</text:p>
      <text:p text:style-name="P3">2020年4月19日16:04:33</text:p>
      <text:p text:style-name="P3"/>
      <text:p text:style-name="P3"><text:tab/>1]</text:p>
      <text:p text:style-name="P3"><text:tab/>read : 20200419_143113 (bookmark, Tor : "JVE_37#23_co2 / 20200419_143236")</text:p>
      <text:p text:style-name="P3"><text:soft-page-break/><text:tab/><text:tab/>https://www.quora.com/How-can-carbon-dioxide-be-split-into-carbon-and-oxygen?share=1<text:tab/>How can carbon dioxide be split into carbon and oxygen? - Quora</text:p>
      <text:p text:style-name="P3"><text:tab/><text:tab/><text:tab/>https://mars.nasa.gov/mars2020/spacecraft/instruments/moxie/</text:p>
      <text:p text:style-name="P3"><text:tab/><text:tab/><text:tab/>Answered Oct 22, 2018<text:tab/>&lt;== lets follow</text:p>
      <text:p text:style-name="P3"><text:tab/><text:tab/><text:tab/>Leah Sweeney, Curious person.<text:tab/>&lt;== lets follow</text:p>
      <text:p text:style-name="P3"><text:tab/><text:tab/><text:tab/></text:p>
      <text:p text:style-name="P3"><text:tab/><text:tab/>&lt;docs&gt;</text:p>
      <text:p text:style-name="P3"><text:tab/><text:tab/>https://www.solarpaces.org/how-desert-solar-can-fuel-centuries-of-air-travel/</text:p>
      <text:p text:style-name="P3"><text:tab/><text:tab/></text:p>
      <text:p text:style-name="P3"><text:tab/>next</text:p>
      <text:p text:style-name="P3"><text:tab/><text:tab/>continue : bookmarks</text:p>
      <text:p text:style-name="P3"><text:tab/><text:tab/>]16:44:20</text:p>
      <text:p text:style-name="P3"/>
      <text:p text:style-name="P3">------------------------------------------</text:p>
      <text:p text:style-name="P3">2020年4月20日11:46:30</text:p>
      <text:p text:style-name="P3"/>
      <text:p text:style-name="P3"><text:tab/>https://www.solarpaces.org/how-desert-solar-can-fuel-centuries-of-air-travel/<text:tab/>:d-1</text:p>
      <text:p text:style-name="P3"><text:tab/><text:tab/>thermal solar reactor<text:tab/>:w</text:p>
      <text:p text:style-name="P3"><text:tab/><text:tab/>https://zh.wikipedia.org/wiki/费托合成#反应机制<text:tab/>:d-2</text:p>
      <text:p text:style-name="P3"><text:tab/><text:tab/>purge gas</text:p>
      <text:p text:style-name="P3"><text:tab/><text:tab/><text:tab/>https://en.wikipedia.org/wiki/Purging_(gas)</text:p>
      <text:p text:style-name="P3"><text:tab/><text:tab/>addendum<text:tab/>:w</text:p>
      <text:p text:style-name="P3"><text:tab/><text:tab/>ceria <text:tab/>:w</text:p>
      <text:p text:style-name="P3"><text:tab/><text:tab/><text:tab/>https://zh.wikipedia.org/wiki/二氧化铈</text:p>
      <text:p text:style-name="P3"><text:soft-page-break/><text:tab/><text:tab/>#1<text:tab/>splitting water and CO2</text:p>
      <text:p text:style-name="P3"><text:tab/><text:tab/></text:p>
      <text:p text:style-name="P3"><text:tab/><text:tab/>next] "Efficiency improvements"</text:p>
      <text:p text:style-name="P3"><text:tab/><text:tab/></text:p>
      <text:p text:style-name="P3"><text:tab/><text:tab/>]12:45:14</text:p>
      <text:p text:style-name="P3"/>
      <text:p text:style-name="P3">------------------------------------------</text:p>
      <text:p text:style-name="P3">2020年4月21日12:18:57</text:p>
      <text:p text:style-name="P3"><text:tab/>https://www.solarpaces.org/how-desert-solar-can-fuel-centuries-of-air-travel/<text:tab/>:d-1</text:p>
      <text:p text:style-name="P3"><text:tab/><text:tab/>#1<text:tab/>"Efficiency improvements"</text:p>
      <text:p text:style-name="P3"><text:tab/><text:tab/>#2<text:tab/>According to the SOLAR-JET</text:p>
      <text:p text:style-name="P3"><text:tab/><text:tab/></text:p>
      <text:p text:style-name="P3"><text:tab/><text:tab/>doc<text:tab/>https://randy.newairplane.com/2011/09/01/all-in-a-days-work/<text:tab/>:d-2</text:p>
      <text:p text:style-name="P3"><text:tab/><text:tab/>https://en.wikipedia.org/wiki/Environmental_impact_of_aviation#CO₂_emissions_per_passenger_kilometre<text:tab/>:d-3</text:p>
      <text:p text:style-name="P3"><text:tab/><text:tab/>https://duckduckgo.com/?q=boeing+777+co2+emission&amp;t=opera&amp;ia=web</text:p>
      <text:p text:style-name="P3"><text:tab/><text:tab/>https://www.carbonindependent.org/22.html<text:tab/>:d-4</text:p>
      <text:p text:style-name="P3"><text:tab/><text:tab/>https://www.icao.int/environmental-protection/CarbonOffset/Pages/default.aspx</text:p>
      <text:p text:style-name="P3"/>
      <text:p text:style-name="P3"/>
      <text:p text:style-name="P3"><text:tab/>next</text:p>
      <text:p text:style-name="P3"><text:tab/><text:tab/>https://duckduckgo.com/?q=mit+split+co2&amp;t=opera&amp;ia=web</text:p>
      <text:p text:style-name="P3"><text:soft-page-break/><text:tab/></text:p>
      <text:p text:style-name="P3"><text:tab/>]13:35:16</text:p>
      <text:p text:style-name="P3"/>
      <text:p text:style-name="P3">------------------------------------------</text:p>
      <text:p text:style-name="P3">2020年4月22日8:39:16</text:p>
      <text:p text:style-name="P3">JVEMV6 37#23_4 / 37. miscs of miscs / 23. CO2</text:p>
      <text:p text:style-name="P3"><text:tab/></text:p>
      <text:p text:style-name="P3"><text:tab/>https://aburano-hanashi.kuni-naka.com/1306<text:tab/>:d-1</text:p>
      <text:p text:style-name="P3"><text:tab/><text:tab/>#1<text:tab/>光合成の明反応によって</text:p>
      <text:p text:style-name="P3"><text:tab/><text:tab/>#2<text:tab/>カルビン回路は、二酸化炭素</text:p>
      <text:p text:style-name="P3"><text:tab/><text:tab/>#3<text:tab/>リン酸イオンはこんな構造式</text:p>
      <text:p text:style-name="P3"><text:tab/><text:tab/>#4<text:tab/>（3PG）になります。</text:p>
      <text:p text:style-name="P3"><text:tab/><text:tab/></text:p>
      <text:p text:style-name="P3"><text:tab/>https://ja.wikipedia.org/wiki/リブロース1,5-ビスリン酸カルボキシラーゼ/オキシゲナーゼ<text:tab/>:d-2</text:p>
      <text:p text:style-name="P3"><text:tab/><text:tab/>#1<text:tab/>が正しい呼称である</text:p>
      <text:p text:style-name="P3"><text:tab/></text:p>
      <text:p text:style-name="P3"><text:tab/>https://de.wikipedia.org/wiki/3-Phosphoglycerinsäure<text:tab/>:d-3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/text:p>
      <text:p text:style-name="P3"><text:tab/>]10:20:09</text:p>
      <text:p text:style-name="P3"/>
      <text:p text:style-name="P3">------------------------------------------</text:p>
      <text:p text:style-name="P3">2020年4月22日16:35:20</text:p>
      <text:p text:style-name="P3"/>
      <text:p text:style-name="P3"><text:tab/>https://ja.wikipedia.org/wiki/カルビン回路#カルビン回路の反応<text:tab/>:d-<text:soft-page-break/>1</text:p>
      <text:p text:style-name="P3"><text:tab/><text:tab/>#1<text:tab/>1,5-ビスリン酸 (RuBP, C5) +</text:p>
      <text:p text:style-name="P3"><text:tab/># https://ja.wikipedia.org/wiki/グリセリン#生合成と代謝<text:tab/>:d-2</text:p>
      <text:p text:style-name="P3"><text:tab/>https://ja.wikipedia.org/wiki/リブロース-1,5-ビスリン酸<text:tab/>:d-3</text:p>
      <text:p text:style-name="P3"><text:tab/><text:tab/>#1<text:tab/>未知の物質であった</text:p>
      <text:p text:style-name="P3"><text:tab/>https://ko.wikipedia.org/wiki/리불로스_1,5-이중인산<text:tab/>:d-3.1</text:p>
      <text:p text:style-name="P3"><text:tab/>https://zh.wikipedia.org/wiki/1,3-二磷酸甘油酸<text:tab/>:d-4</text:p>
      <text:p text:style-name="P3"><text:tab/><text:tab/>https://de.wikipedia.org/wiki/1,3-Biphosphoglycerinsäure<text:tab/>:d-4.1</text:p>
      <text:p text:style-name="P3"><text:tab/>https://ja.wikipedia.org/wiki/グリセルアルデヒド-3-リン酸<text:tab/>:d-5</text:p>
      <text:p text:style-name="P3"><text:tab/><text:tab/>https://zh.wikipedia.org/wiki/甘油醛3-磷酸<text:tab/>:d-5.1</text:p>
      <text:p text:style-name="P3"><text:tab/><text:tab/>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"グリセルアルデヒド-3-リン酸 (C3) + セドヘプツロース"</text:p>
      <text:p text:style-name="P3"><text:tab/></text:p>
      <text:p text:style-name="P3"><text:tab/>]17:52:10</text:p>
      <text:p text:style-name="P3"/>
      <text:p text:style-name="P3">------------------------------------------</text:p>
      <text:p text:style-name="P3">2020年4月23日8:59:54</text:p>
      <text:p text:style-name="P3"/>
      <text:p text:style-name="P3"><text:tab/>https://ja.wikipedia.org/wiki/カルビン回路#カルビン回路の反応<text:tab/>:d-1</text:p>
      <text:p text:style-name="P3"><text:tab/><text:tab/>#1<text:tab/>"グリセルアルデヒド-3-リン酸 (C3) + セドヘプツロース"</text:p>
      <text:p text:style-name="P3"><text:tab/><text:tab/>https://de.wikipedia.org/wiki/Sedoheptulose-7-phosphat<text:tab/>:d-1.1</text:p>
      <text:p text:style-name="P3"><text:tab/><text:tab/>https://en.wikipedia.org/wiki/Ribose_5-phosphate<text:tab/>:d-1.2</text:p>
      <text:p text:style-name="P3"><text:soft-page-break/><text:tab/><text:tab/>https://ko.wikipedia.org/wiki/리보스_5-인산<text:tab/>:d-1.3</text:p>
      <text:p text:style-name="P3"><text:tab/><text:tab/>https://ja.wikipedia.org/wiki/キシルロース-5-リン酸<text:tab/>:d-1.4</text:p>
      <text:p text:style-name="P3"><text:tab/><text:tab/>https://de.wikipedia.org/wiki/Xylulose-5-phosphat<text:tab/>:d-1.5</text:p>
      <text:p text:style-name="P3"><text:tab/><text:tab/>https://ja.wikipedia.org/wiki/ジヒドロキシアセトンリン酸<text:tab/>:d-1.6</text:p>
      <text:p text:style-name="P3"><text:tab/><text:tab/>https://en.wikipedia.org/wiki/Dihydroxyacetone_phosphate<text:tab/>:d-1.7</text:p>
      <text:p text:style-name="P3"><text:tab/><text:tab/>https://de.wikipedia.org/wiki/Dihydroxyacetonphosphat<text:tab/>:d-1.8</text:p>
      <text:p text:style-name="P3"><text:tab/><text:tab/>https://de.wikipedia.org/wiki/Fructose-1,6-bisphosphat<text:tab/>:d-1.9</text:p>
      <text:p text:style-name="P3"><text:tab/></text:p>
      <text:p text:style-name="P3"><text:tab/>next</text:p>
      <text:p text:style-name="P3"><text:tab/><text:tab/>https://ja.wikipedia.org/wiki/カルビン回路#カルビン回路の反応</text:p>
      <text:p text:style-name="P3"><text:tab/><text:tab/><text:tab/>#2<text:tab/>グリセルアルデヒド3-リン酸 (C3) + フルクトース</text:p>
      <text:p text:style-name="P3"><text:tab/></text:p>
      <text:p text:style-name="P3"><text:tab/>]9:56:58</text:p>
      <text:p text:style-name="P3"/>
      <text:p text:style-name="P3"/>
      <text:p text:style-name="P3">------------------------------------------</text:p>
      <text:p text:style-name="P3">2020年4月26日10:37:40</text:p>
      <text:p text:style-name="P3"/>
      <text:p text:style-name="P3"><text:tab/>https://ja.wikipedia.org/wiki/カルビン回路#カルビン回路の反応</text:p>
      <text:p text:style-name="P3"><text:tab/><text:tab/>#2<text:tab/>グリセルアルデヒド3-リン酸 (C3) + フルクトース</text:p>
      <text:p text:style-name="P3"><text:tab/><text:tab/></text:p>
      <text:p text:style-name="P3"><text:tab/>next</text:p>
      <text:p text:style-name="P3"><text:tab/><text:tab/>https://de.wikipedia.org/wiki/Calvin-Zyklus (M-1.2)</text:p>
      <text:p text:style-name="P3"/>
      <text:p text:style-name="P3"><text:tab/>]11:13:46</text:p>
      <text:p text:style-name="P3"><text:soft-page-break/></text:p>
      <text:p text:style-name="P3">------------------------------------------</text:p>
      <text:p text:style-name="P3">2020年4月27日10:00:42</text:p>
      <text:p text:style-name="P3"/>
      <text:p text:style-name="P3"><text:tab/>next</text:p>
      <text:p text:style-name="P3"><text:tab/><text:tab/>https://ja.wikipedia.org/wiki/カルビン回路#カルビン回路の反応</text:p>
      <text:p text:style-name="P3"><text:tab/><text:tab/><text:tab/>#3<text:tab/>ジヒドロキシアセトンリン酸もそれを起点に</text:p>
      <text:p text:style-name="P3"/>
      <text:p text:style-name="P3"/>
      <text:p text:style-name="P7"/>
      <text:p text:style-name="P3"/>
      <text:p text:style-name="P2"/>
      <text:p text:style-name="P4"><text:span text:style-name="T1">23_X</text:span>--------------------------------------------------------------------</text:p>
      <text:p text:style-name="P8">res free# JVEMV6 37# 23_9 / 37. miscs / 23. CO2 / 20200428_175747</text:p>
      <text:p text:style-name="P4"/>
      <text:p text:style-name="P4">[do] <text:span text:style-name="T4">#_ </text:span></text:p>
      <text:list xml:id="list2161429083200975049" text:style-name="L1">
        <text:list-item>
          <text:p text:style-name="P20">REVIEW </text:p>
        </text:list-item>
        <text:list-item>
          <text:p text:style-name="P20">TASK-1</text:p>
          <text:list>
            <text:list-item>
              <text:p text:style-name="P20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20"><text:span text:style-name="T4">#_ </text:span>“二酸化炭素 固定”</text:p>
                </text:list-item>
                <text:list-item>
                  <text:p text:style-name="P20">“<text:span text:style-name="T6">二酸化炭素 光合成 固定量</text:span>”</text:p>
                  <text:list>
                    <text:list-item>
                      <text:p text:style-name="P20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20">#1<text:tab/>“14kgです”</text:p>
                        </text:list-item>
                        <text:list-item>
                          <text:p text:style-name="P20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0"/>
            </text:list-item>
          </text:list>
        </text:list-item>
      </text:list>
      <text:p text:style-name="P4"><text:soft-page-break/>[next]</text:p>
      <text:list xml:id="list3206588300381795467" text:style-name="L2">
        <text:list-item>
          <text:p text:style-name="P21">TASK : q-1 (37#20_9~.[CO2].ods)</text:p>
        </text:list-item>
      </text:list>
      <text:p text:style-name="P4">[further]</text:p>
      <text:list xml:id="list2168492754094807021" text:style-name="L3">
        <text:list-header>
          <text:p text:style-name="P64"/>
        </text:list-header>
      </text:list>
      <text:p text:style-name="P11"><text:line-break/><text:span text:style-name="T5">[/ XXX] 20200428_181455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0 / 37. miscs / 23. CO2 / 20200429_133821</text:p>
      <text:p text:style-name="P4"/>
      <text:p text:style-name="P4">[do] <text:span text:style-name="T4">#_ </text:span></text:p>
      <text:list xml:id="list7146771046132215743" text:style-name="L4">
        <text:list-item>
          <text:p text:style-name="P22">REVIEW </text:p>
        </text:list-item>
        <text:list-item>
          <text:p text:style-name="P22">TASK-1 : q-1</text:p>
          <text:list>
            <text:list-item>
              <text:p text:style-name="P22">T-1.1<text:span text:style-name="T6">　</text:span></text:p>
              <text:list>
                <text:list-item>
                  <text:p text:style-name="P22">search : <text:span text:style-name="T6">植林 本数</text:span></text:p>
                </text:list-item>
                <text:list-item>
                  <text:p text:style-name="P22"><text:a xlink:type="simple" xlink:href="http://www.pref.tokushima.jp/_files/00098755/sugihinokinoikurintorinkansaibai.pdf" text:style-name="Internet_20_link" text:visited-style-name="Visited_20_Internet_20_Link">http://www.pref.tokushima.jp/_files/00098755/sugihinokinoikurintorinkansaibai.pdf</text:a><text:span text:style-name="T6"><text:tab/>:d-1</text:span></text:p>
                  <text:list>
                    <text:list-item>
                      <text:p text:style-name="P52">#1<text:tab/>“昭和62年春植における１ha当り植栽本数は”</text:p>
                    </text:list-item>
                    <text:list-item>
                      <text:p text:style-name="P22">==&gt;</text:p>
                    </text:list-item>
                  </text:list>
                </text:list-item>
                <text:list-item>
                  <text:p text:style-name="P22">search : <text:span text:style-name="T6">日本 自動車保有数</text:span> </text:p>
                  <text:list>
                    <text:list-item>
                      <text:p text:style-name="P22"><text:a xlink:type="simple" xlink:href="https://www.airia.or.jp/publish/statistics/number.html" text:style-name="Internet_20_link" text:visited-style-name="Visited_20_Internet_20_Link">https://www.airia.or.jp/publish/statistics/number.html</text:a> <text:tab/>:d-2</text:p>
                      <text:list>
                        <text:list-item>
                          <text:p text:style-name="P22"><text:soft-page-break/>==&gt; 62,134,201</text:p>
                        </text:list-item>
                      </text:list>
                    </text:list-item>
                  </text:list>
                </text:list-item>
                <text:list-item>
                  <text:p text:style-name="P22">search : </text:p>
                  <text:list>
                    <text:list-item>
                      <text:p text:style-name="P22"><text:a xlink:type="simple" xlink:href="https://www.convertworld.com/ja/area/hectare.html" text:style-name="Internet_20_link" text:visited-style-name="Visited_20_Internet_20_Link">https://www.convertworld.com/ja/area/hectare.html</text:a> </text:p>
                    </text:list-item>
                  </text:list>
                </text:list-item>
                <text:list-item>
                  <text:p text:style-name="P22">search </text:p>
                  <text:list>
                    <text:list-item>
                      <text:p text:style-name="P22"><text:a xlink:type="simple" xlink:href="https://duckduckgo.com/?q=日本+森林面積&amp;ia=web" text:style-name="Internet_20_link" text:visited-style-name="Visited_20_Internet_20_Link">https://duckduckgo.com/?q=日本+森林面積&amp;ia=web</text:a></text:p>
                      <text:list>
                        <text:list-item>
                          <text:p text:style-name="P22"><text:a xlink:type="simple" xlink:href="https://www.shinrin-ringyou.com/forest_japan/menseki_japan.php" text:style-name="Internet_20_link" text:visited-style-name="Visited_20_Internet_20_Link">https://www.shinrin-ringyou.com/forest_japan/menseki_japan.php</text:a> :d-3</text:p>
                        </text:list-item>
                      </text:list>
                    </text:list-item>
                  </text:list>
                </text:list-item>
                <text:list-item>
                  <text:p text:style-name="P22">search : “<text:span text:style-name="T6">日本 CO2 内訳</text:span>”</text:p>
                  <text:list>
                    <text:list-item>
                      <text:p text:style-name="P22"><text:a xlink:type="simple" xlink:href="https://www.env.go.jp/earth/ondanka/ghg/2012yoin-2-10.pdf" text:style-name="Internet_20_link" text:visited-style-name="Visited_20_Internet_20_Link">https://www.env.go.jp/earth/ondanka/ghg/2012yoin-2-10.pdf</text:a><text:tab/>:d-4</text:p>
                      <text:list>
                        <text:list-item>
                          <text:p text:style-name="P22">#1<text:tab/>家庭からの排出は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"/>
        </text:list-item>
      </text:list>
      <text:p text:style-name="P4"/>
      <text:p text:style-name="P4">[next]</text:p>
      <text:list xml:id="list3778527252878849762" text:style-name="L5">
        <text:list-item>
          <text:p text:style-name="P23">TASK : search</text:p>
          <text:list>
            <text:list-item>
              <text:p text:style-name="P61">https://duckduckgo.com/?ia=web<text:tab/>二酸化炭素 固定化</text:p>
            </text:list-item>
          </text:list>
        </text:list-item>
      </text:list>
      <text:p text:style-name="P4">[further]</text:p>
      <text:list xml:id="list6325560193808761238" text:style-name="L6">
        <text:list-item>
          <text:p text:style-name="P65"/>
        </text:list-item>
      </text:list>
      <text:p text:style-name="P11"><text:line-break/><text:span text:style-name="T5">[/ XXX] 20200429_142524</text:span></text:p>
      <text:p text:style-name="P11"/>
      <text:p text:style-name="P2"/>
      <text:p text:style-name="P5"/>
      <text:p text:style-name="P4"><text:span text:style-name="T1">23_X</text:span>--------------------------------------------------------------------</text:p>
      <text:p text:style-name="P8">res free# JVEMV6 37# 23_11 / 37. miscs / 23. CO2 / <text:soft-page-break/>20200430_160207</text:p>
      <text:p text:style-name="P4"/>
      <text:p text:style-name="P4">[do] <text:span text:style-name="T4">#_ </text:span></text:p>
      <text:list xml:id="list8808922416724056832" text:style-name="L7">
        <text:list-item>
          <text:p text:style-name="P24">REVIEW </text:p>
        </text:list-item>
        <text:list-item>
          <text:p text:style-name="P24">TASK-1 : q-3</text:p>
          <text:list>
            <text:list-item>
              <text:list>
                <text:list-item>
                  <text:p text:style-name="P83">search</text:p>
                  <text:list>
                    <text:list-item>
                      <text:p text:style-name="P62"><text:a xlink:type="simple" xlink:href="https://duckduckgo.com/?ia=web" text:style-name="Internet_20_link" text:visited-style-name="Visited_20_Internet_20_Link">https://duckduckgo.com/?ia=web</text:a><text:tab/>二酸化炭素 固定化</text:p>
                    </text:list-item>
                  </text:list>
                </text:list-item>
              </text:list>
            </text:list-item>
            <text:list-item>
              <text:p text:style-name="P24">T-1.1 : tech-1</text:p>
              <text:list>
                <text:list-item>
                  <text:p text:style-name="P24"><text:a xlink:type="simple" xlink:href="http://tenbou.nies.go.jp/science/description/detail.php?id=26" text:style-name="Internet_20_link" text:visited-style-name="Visited_20_Internet_20_Link">http://tenbou.nies.go.jp/science/description/detail.php?id=26</text:a><text:tab/>:d-1</text:p>
                  <text:list>
                    <text:list-item>
                      <text:p text:style-name="P24">#1<text:tab/>日本では、2007年度の</text:p>
                    </text:list-item>
                    <text:list-item>
                      <text:p text:style-name="P24">&lt;FACTS&gt;</text:p>
                    </text:list-item>
                  </text:list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6">1</text:p>
          </table:table-cell>
          <table:table-cell table:style-name="表3.B1" office:value-type="string">
            <text:list xml:id="list720613610011845126" text:style-name="L8">
              <text:list-item>
                <text:list>
                  <text:list-item>
                    <text:p text:style-name="P25">%</text:p>
                  </text:list-item>
                </text:list>
              </text:list-item>
            </text:list>
            <text:p text:style-name="P14"/>
          </table:table-cell>
          <table:table-cell table:style-name="表3.C1" office:value-type="string">
            <text:p text:style-name="P14"><text:span text:style-name="T6">エネルギー産業における、温暖化ガスの排出量（CO2換算量、重量ベース、2018年）</text:span><text:span text:style-name="T6"><text:note text:id="ftn1" text:note-class="footnote"><text:note-citation>1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2">
            <text:p text:style-name="P16">2</text:p>
          </table:table-cell>
          <table:table-cell table:style-name="表3.B2" office:value-type="string">
            <text:p text:style-name="P16"><text:s/>+34.8 % </text:p>
            <text:p text:style-name="P16"/>
          </table:table-cell>
          <table:table-cell table:style-name="表3.C2" office:value-type="string">
            <text:p text:style-name="P16">1990<text:span text:style-name="T6">から2010の間における、家庭部門からの温暖化ガス排出量。の、増加幅。</text:span></text:p>
          </table:table-cell>
        </table:table-row>
        <table:table-row>
          <table:table-cell table:style-name="表3.A2" office:value-type="float" office:value="3">
            <text:p text:style-name="P16">3</text:p>
          </table:table-cell>
          <table:table-cell table:style-name="表3.B2" office:value-type="string">
            <text:p text:style-name="P16"><office:annotation office:name="__Annotation__13009_1309051837"><dc:creator>iwabuchi ken</dc:creator><dc:date>2020-05-06T16:08:40.98</dc:date><text:p text:style-name="P84"><text:span text:style-name="T11">割合 </text:span><text:span text:style-name="T11">in </text:span><text:span text:style-name="T11">全体</text:span></text:p></office:annotation>14.49<office:annotation-end office:name="__Annotation__13009_1309051837"/> %</text:p>
            <text:p text:style-name="P16"/>
          </table:table-cell>
          <table:table-cell table:style-name="表3.C2" office:value-type="string">
            <text:p text:style-name="P14"><text:span text:style-name="T6">家庭部門における、温暖化ガスの排出量（CO2換算量、重量ベース、2018年）</text:span><text:span text:style-name="T6"><text:note text:id="ftn2" text:note-class="footnote"><text:note-citation>2</text:note-citation><text:note-body><text:p text:style-name="Footnote">37#23_11.[CO2].ods / sheet : 1 (C:\WORKS_2\WS\WS_Others.JVEMV6\JVEMV6\37_miscs\23_CO2)</text:p></text:note-body></text:note></text:span></text:p>
          </table:table-cell>
        </table:table-row>
        <table:table-row>
          <table:table-cell table:style-name="表3.A2" office:value-type="float" office:value="4">
            <text:p text:style-name="P16">4</text:p>
          </table:table-cell>
          <table:table-cell table:style-name="表3.B2" office:value-type="string">
            <text:p text:style-name="P16"/>
          </table:table-cell>
          <table:table-cell table:style-name="表3.C2" office:value-type="string">
            <text:list xml:id="list7258768794281736101" text:style-name="L9">
              <text:list-item>
                <text:p text:style-name="P26">1<text:span text:style-name="T6">億</text:span>600 <text:span text:style-name="T6">万トン：エネルギー転換部門（m1）からの、２００７年の、排出量（q1）</text:span><text:span text:style-name="T6"><text:note text:id="ftn3" text:note-class="footnote"><text:note-citation>3</text:note-citation><text:note-body><text:p text:style-name="Footnote">37#23_11.[CO2].ods / sheet : 1 (C:\WORKS_2\WS\WS_Others.JVEMV6\JVEMV6\37_miscs\23_CO2) //_20200430_164931</text:p></text:note-body></text:note></text:span></text:p>
              </text:list-item>
              <text:list-item>
                <text:p text:style-name="P53">２００７年の、日本の、京都議定書における目標値からの、超過分：１億1,000万トン（q2）<text:note text:id="ftn4" text:note-class="footnote"><text:note-citation>4</text:note-citation><text:note-body><text:p text:style-name="Footnote"><text:a xlink:type="simple" xlink:href="http://tenbou.nies.go.jp/science/description/detail.php?id=26" text:style-name="Internet_20_link" text:visited-style-name="Visited_20_Internet_20_Link">http://tenbou.nies.go.jp/science/description/detail.php?id=26</text:a> “上回っている”</text:p></text:note-body></text:note>。</text:p>
              </text:list-item>
              <text:list-item>
                <text:p text:style-name="P53"><text:soft-page-break/>m1における、火力発電所が占める割合が、100%とする（θ1）</text:p>
              </text:list-item>
              <text:list-item>
                <text:p text:style-name="P53">θ1=trueとすると、火発からの排出分を、すべて固定できるなら、(θ2）　=&gt;　約96%、超過分（q2）を減らせる。（k1）</text:p>
              </text:list-item>
            </text:list>
          </table:table-cell>
        </table:table-row>
      </table:table>
      <text:p text:style-name="P14"/>
      <text:p text:style-name="P4">[next]</text:p>
      <text:list xml:id="list2874418677469238414" text:style-name="L10">
        <text:list-item>
          <text:p text:style-name="P27">TASK<text:span text:style-name="T6"> : q-3 (cont.)</text:span></text:p>
          <text:list>
            <text:list-item>
              <text:p text:style-name="P27"><text:a xlink:type="simple" xlink:href="http://tenbou.nies.go.jp/science/description/detail.php?id=26" text:style-name="Internet_20_link" text:visited-style-name="Visited_20_Internet_20_Link"><text:span text:style-name="T6">http://tenbou.nies.go.jp/science/description/detail.php?id=26</text:span></text:a></text:p>
              <text:list>
                <text:list-item>
                  <text:p text:style-name="P54">“CO2固定技術には様々な”</text:p>
                </text:list-item>
              </text:list>
            </text:list-item>
          </text:list>
        </text:list-item>
      </text:list>
      <text:p text:style-name="P4">[further]</text:p>
      <text:p text:style-name="P11"><text:line-break/><text:span text:style-name="T5">[/ XXX] 20200430_165235</text:span></text:p>
      <text:p text:style-name="P5"/>
      <text:p text:style-name="P2"/>
      <text:p text:style-name="P5"/>
      <text:p text:style-name="P4"><text:span text:style-name="T2">23_11</text:span>--------------------------------------------------------------------</text:p>
      <text:p text:style-name="P8">res free# JVEMV6 37# 23_12 / 37. miscs / 23. CO2 / 20200506_161318</text:p>
      <text:p text:style-name="P5"/>
      <text:p text:style-name="P4">[do] <text:span text:style-name="T4">#_ </text:span></text:p>
      <text:list xml:id="list4913213163665354314" text:style-name="L11">
        <text:list-item>
          <text:p text:style-name="P28"><text:span text:style-name="T4">#_ </text:span>REVIEW </text:p>
        </text:list-item>
        <text:list-item>
          <text:p text:style-name="P28">TASK-1</text:p>
          <text:list>
            <text:list-item>
              <text:p text:style-name="P28"><text:span text:style-name="T6"># </text:span><text:a xlink:type="simple" xlink:href="http://tenbou.nies.go.jp/science/description/detail.php?id=26" text:style-name="Internet_20_link" text:visited-style-name="Visited_20_Internet_20_Link">http://tenbou.nies.go.jp/science/description/detail.php?id=26</text:a><text:span text:style-name="T6"><text:tab/>:d-1 (M-2)</text:span></text:p>
              <text:list>
                <text:list-item>
                  <text:p text:style-name="P55"><text:soft-page-break/>“CO2固定技術には様々な”</text:p>
                </text:list-item>
                <text:list-item>
                  <text:p text:style-name="P55"><text:span text:style-name="T4">#_ </text:span>#2<text:tab/>“排ガスをCO2を選択的に溶解できる” </text:p>
                </text:list-item>
                <text:list-item>
                  <text:p text:style-name="P55"><text:span text:style-name="T4">#_ </text:span>#3<text:tab/>“（１）～（５）で分離・回収されたCO2は”</text:p>
                </text:list-item>
              </text:list>
            </text:list-item>
          </text:list>
        </text:list-item>
        <text:list-item>
          <text:p text:style-name="P28">TASK-2 : do-2</text:p>
          <text:list>
            <text:list-item>
              <text:p text:style-name="P28">split CO2 ==&gt; search</text:p>
              <text:list>
                <text:list-item>
                  <text:p text:style-name="P28">M-3</text:p>
                </text:list-item>
                <text:list-item>
                  <text:p text:style-name="P28">M-4 </text:p>
                  <text:list>
                    <text:list-item>
                      <text:list>
                        <text:list-item>
                          <text:p text:style-name="P28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text:tab/>:M-4, d-2</text:p>
                        </text:list-item>
                      </text:list>
                    </text:list-item>
                    <text:list-item>
                      <text:p text:style-name="P28">#1<text:tab/>“The solution devised by a team ”</text:p>
                    </text:list-item>
                    <text:list-item>
                      <text:p text:style-name="P28">#2<text:tab/>“That's why scientists have been working”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562909545099977800" text:style-name="L12">
        <text:list-item>
          <text:p text:style-name="P29">TASK : M-4, #2</text:p>
          <text:list>
            <text:list-item>
              <text:p text:style-name="P29"><text:a xlink:type="simple" xlink:href="https://www.sciencealert.com/the-first-low-cost-carbon-dioxide-splitter-means-a-brighter-future-for-clean-energy" text:style-name="Internet_20_link" text:visited-style-name="Visited_20_Internet_20_Link">https://www.sciencealert.com/the-first-low-cost-carbon-dioxide-splitter-means-a-brighter-future-for-clean-energy</text:a></text:p>
              <text:list>
                <text:list-item>
                  <text:p text:style-name="P29">#2<text:tab/>“That's why scientists have been working”</text:p>
                </text:list-item>
              </text:list>
            </text:list-item>
          </text:list>
        </text:list-item>
      </text:list>
      <text:p text:style-name="P4">[further]</text:p>
      <text:list xml:id="list1785465643693814313" text:style-name="L13">
        <text:list-item>
          <text:p text:style-name="P30">CO2 <text:span text:style-name="T6">膜分離　=&gt;　</text:span><office:annotation office:name="__Annotation__13048_1309051837"><dc:creator>iwabuchi ken</dc:creator><dc:date>2020-05-06T18:06:40.99</dc:date><text:p text:style-name="P84"><text:span text:style-name="T11">do-3</text:span></text:p></office:annotation><text:span text:style-name="T6">search</text:span><office:annotation-end office:name="__Annotation__13048_1309051837"/></text:p>
        </text:list-item>
      </text:list>
      <text:p text:style-name="P11"><text:line-break/><text:span text:style-name="T5">[/ XXX] 20200506_180651</text:span></text:p>
      <text:p text:style-name="P12"/>
      <text:p text:style-name="P2"/>
      <text:p text:style-name="P5"><text:soft-page-break/></text:p>
      <text:p text:style-name="P4"><text:span text:style-name="T2">23_12</text:span>--------------------------------------------------------------------</text:p>
      <text:p text:style-name="P8">res free# JVEMV6 37#23_13 / 37. miscs / 23. CO2 / XX</text:p>
      <text:p text:style-name="P5"/>
      <text:p text:style-name="P4">[do] <text:span text:style-name="T4">#_ </text:span></text:p>
      <text:list xml:id="list9014505711967010473" text:style-name="L14">
        <text:list-item>
          <text:p text:style-name="P31">REVIEW </text:p>
        </text:list-item>
        <text:list-item>
          <text:p text:style-name="P31"><text:span text:style-name="T4">#_ </text:span>TASK-1 : M-4, #2</text:p>
          <text:list>
            <text:list-item>
              <text:p text:style-name="P31">#2<text:tab/>“That's why scientists have been working”</text:p>
              <text:list>
                <text:list-item>
                  <text:p text:style-name="P31">Marcel Schreier<text:tab/>:people </text:p>
                </text:list-item>
              </text:list>
            </text:list-item>
          </text:list>
        </text:list-item>
        <text:list-item>
          <text:p text:style-name="P31"><text:span text:style-name="T4">#_ </text:span>TASK-2 : M-5</text:p>
          <text:list>
            <text:list-item>
              <text:p text:style-name="P31"><text:a xlink:type="simple" xlink:href="https://www.nature.com/articles/nenergy201787" text:style-name="Internet_20_link" text:visited-style-name="Visited_20_Internet_20_Link">https://www.nature.com/articles/nenergy201787</text:a></text:p>
              <text:list>
                <text:list-item>
                  <text:p text:style-name="P31">#1<text:tab/>“The activity of this catalyst”</text:p>
                  <text:list>
                    <text:list-item>
                      <text:p text:style-name="P31">bipolar membrane<text:tab/>:w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849687553140337868" text:style-name="L15">
        <text:list-item>
          <text:p text:style-name="P32">TASK-1 : read docs ==&gt; M-6 ~</text:p>
        </text:list-item>
        <text:list-item>
          <text:p text:style-name="P32">TASK-2 : search ==&gt; “CO2 split” (<office:annotation office:name="__Annotation__18747_1668087087"><dc:creator>iwabuchi ken</dc:creator><dc:date>2020-05-09T18:16:24.99</dc:date><text:p text:style-name="P84"><text:span text:style-name="T11">search</text:span></text:p></office:annotation>s<office:annotation-end office:name="__Annotation__18747_1668087087"/>-1)</text:p>
        </text:list-item>
      </text:list>
      <text:p text:style-name="P4">[further]</text:p>
      <text:list xml:id="list2958320092958057649" text:style-name="L16">
        <text:list-item>
          <text:p text:style-name="P66"/>
        </text:list-item>
      </text:list>
      <text:p text:style-name="P11"><text:line-break/><text:span text:style-name="T5">[/ XXX] 20200509_181633</text:span></text:p>
      <text:p text:style-name="P11"/>
      <text:p text:style-name="P2"/>
      <text:p text:style-name="P5"/>
      <text:p text:style-name="P4"><text:soft-page-break/><text:span text:style-name="T2">23_14</text:span>--------------------------------------------------------------------</text:p>
      <text:p text:style-name="P8">res free# JVEMV6 37#23_15 / 37. miscs / 23. CO2 / 20200510_114014</text:p>
      <text:p text:style-name="P3"/>
      <text:p text:style-name="P4">[do] <text:span text:style-name="T4">#_ </text:span></text:p>
      <text:list xml:id="list393180369356344995" text:style-name="L17">
        <text:list-item>
          <text:p text:style-name="P33">REVIEW </text:p>
        </text:list-item>
        <text:list-item>
          <text:p text:style-name="P33">TASK-1 : M-6</text:p>
          <text:list>
            <text:list-item>
              <text:p text:style-name="P33"><text:a xlink:type="simple" xlink:href="https://phys.org/news/2017-06-low-cost-carbon-dioxide.html" text:style-name="Internet_20_link" text:visited-style-name="Visited_20_Internet_20_Link">https://phys.org/news/2017-06-low-cost-carbon-dioxide.html</text:a><text:tab/>:d-1</text:p>
            </text:list-item>
          </text:list>
        </text:list-item>
      </text:list>
      <text:section text:style-name="Sect1" text:name="セクション1">
        <text:list xml:id="list35719075" text:continue-numbering="true" text:style-name="L17">
          <text:list-item>
            <text:list>
              <text:list-item>
                <text:list>
                  <text:list-item>
                    <text:p text:style-name="P33">Michael Grätzel<text:tab/><text:tab/>:people</text:p>
                  </text:list-item>
                  <text:list-item>
                    <text:p text:style-name="P33">Grätzel cells<text:tab/><text:tab/>:w</text:p>
                  </text:list-item>
                  <text:list-item>
                    <text:p text:style-name="P33">Jingshan Luo<text:tab/>:p</text:p>
                  </text:list-item>
                </text:list>
              </text:list-item>
            </text:list>
          </text:list-item>
        </text:list>
      </text:section>
      <text:list xml:id="list35710343" text:continue-numbering="true" text:style-name="L17">
        <text:list-item>
          <text:list>
            <text:list-item>
              <text:list>
                <text:list-item>
                  <text:p text:style-name="P33">"oxygen evolution" reaction<text:tab/>:w</text:p>
                </text:list-item>
                <text:list-item>
                  <text:p text:style-name="P33">#2<text:tab/>“This is the first time “</text:p>
                </text:list-item>
              </text:list>
            </text:list-item>
          </text:list>
        </text:list-item>
        <text:list-item>
          <text:p text:style-name="P33">TASK-2 : M-9 :d-2</text:p>
          <text:list>
            <text:list-item>
              <text:p text:style-name="P33">#1<text:tab/>“One of the best studied”</text:p>
            </text:list-item>
            <text:list-item>
              <text:p text:style-name="P33">#2<text:tab/>“He put a layer of them”</text:p>
            </text:list-item>
            <text:list-item>
              <text:p text:style-name="P33">#3<text:tab/>“Graetzel’s team sought to”</text:p>
            </text:list-item>
            <text:list-item>
              <text:p text:style-name="P33">#4<text:tab/>“a record 13.4% of the energy”</text:p>
            </text:list-item>
            <text:list-item>
              <text:p text:style-name="P33">#5<text:tab/>“Nate Lewis,”</text:p>
            </text:list-item>
          </text:list>
        </text:list-item>
      </text:list>
      <text:p text:style-name="P4">[next]</text:p>
      <text:list xml:id="list1508905231899374392" text:style-name="L18">
        <text:list-item>
          <text:p text:style-name="P34">TASK : M-8</text:p>
          <text:list>
            <text:list-item>
              <text:p text:style-name="P34">==&gt; bookmark : tmp &gt; JVE_37#23_co2 / 20200419_143236 &gt; 20200419_164330</text:p>
            </text:list-item>
          </text:list>
        </text:list-item>
      </text:list>
      <text:p text:style-name="P4">[further]</text:p>
      <text:p text:style-name="P11"><text:line-break/><text:span text:style-name="T5">[/ XXX] 20200510_133707</text:span></text:p>
      <text:p text:style-name="P11"><text:soft-page-break/></text:p>
      <text:p text:style-name="P2"/>
      <text:p text:style-name="P4"><text:span text:style-name="T2">23_15</text:span>--------------------------------------------------------------------</text:p>
      <text:p text:style-name="P8">res free# JVEMV6 37#23_16 / 37. miscs / 23. CO2 / 20200511_172832</text:p>
      <text:p text:style-name="P4"/>
      <text:p text:style-name="P4">[do] <text:span text:style-name="T4">#_ </text:span></text:p>
      <text:list xml:id="list4353507017852755814" text:style-name="L19">
        <text:list-item>
          <text:p text:style-name="P35">REVIEW </text:p>
        </text:list-item>
        <text:list-item>
          <text:p text:style-name="P35">TASK-1 : M-8<text:tab/>:d-1</text:p>
          <text:list>
            <text:list-item>
              <text:p text:style-name="P35">#1<text:tab/>“vacuum ultraviolet light”</text:p>
              <text:list>
                <text:list-item>
                  <text:p text:style-name="P35">VUV<text:tab/>:w</text:p>
                </text:list-item>
              </text:list>
            </text:list-item>
          </text:list>
        </text:list-item>
        <text:list-item>
          <text:p text:style-name="P35">TASK-2 : M-11 :d-2</text:p>
          <text:list>
            <text:list-item>
              <text:p text:style-name="P35">#1<text:tab/>“Whereas on a single atom”</text:p>
            </text:list-item>
            <text:list-item>
              <text:p text:style-name="P35"><text:a xlink:type="simple" xlink:href="https://ja.wikipedia.org/wiki/ニッケル" text:style-name="Internet_20_link" text:visited-style-name="Visited_20_Internet_20_Link">https://ja.wikipedia.org/wiki/ニッケル</text:a></text:p>
            </text:list-item>
            <text:list-item>
              <text:p text:style-name="P35">#2<text:tab/>“In addition to ”</text:p>
            </text:list-item>
            <text:list-item>
              <text:p text:style-name="P35">#3<text:tab/>“To get a closer look”</text:p>
            </text:list-item>
          </text:list>
        </text:list-item>
      </text:list>
      <text:p text:style-name="P4">[next]</text:p>
      <text:list xml:id="list6193922685813499253" text:style-name="L20">
        <text:list-item>
          <text:p text:style-name="P36">TASK : M-11 : #3 “To get a closer look”</text:p>
          <text:list>
            <text:list-item>
              <text:p text:style-name="P36"><text:a xlink:type="simple" xlink:href="https://www.sciencedaily.com/releases/2018/03/180301094857.htm" text:style-name="Internet_20_link" text:visited-style-name="Visited_20_Internet_20_Link">https://www.sciencedaily.com/releases/2018/03/180301094857.htm</text:a></text:p>
              <text:list>
                <text:list-item>
                  <text:p text:style-name="P36">M-11.txt // C:\WORKS_2\WS\WS_Others.JVEMV6\JVEMV6\37_miscs\23_CO2\texts</text:p>
                </text:list-item>
              </text:list>
            </text:list-item>
          </text:list>
        </text:list-item>
      </text:list>
      <text:p text:style-name="P4">[further]</text:p>
      <text:list xml:id="list2680123869623200816" text:style-name="L21">
        <text:list-item>
          <text:p text:style-name="P67"/>
        </text:list-item>
      </text:list>
      <text:p text:style-name="P11"><text:soft-page-break/><text:line-break/><text:span text:style-name="T5">[/ XXX] 20200511_185226</text:span></text:p>
      <text:p text:style-name="P11"/>
      <text:p text:style-name="P2"/>
      <text:p text:style-name="P3"/>
      <text:p text:style-name="P4"><text:span text:style-name="T2">37#23_16</text:span>-----------------------------------------------------------------</text:p>
      <text:p text:style-name="P8">res free# JVEMV6 37#23_17 / 37. miscs / 23. CO2 / 20200512_175844</text:p>
      <text:p text:style-name="P4"/>
      <text:p text:style-name="P8">res free# JVEMV6 37#23_18 / 37. miscs / 23. CO2 / 20200514_144622</text:p>
      <text:p text:style-name="P4"/>
      <text:p text:style-name="P4">[do] <text:span text:style-name="T4">#_ </text:span></text:p>
      <text:list xml:id="list6099664063937469998" text:style-name="L22">
        <text:list-item>
          <text:p text:style-name="P37">REVIEW </text:p>
        </text:list-item>
        <text:list-item>
          <text:p text:style-name="P37"><text:span text:style-name="T4">#_ </text:span>TASK-1 : M-11 : #3 “To get a closer look” <text:s/>:d-1</text:p>
          <text:list>
            <text:list-item>
              <text:p text:style-name="P37">#3 “To get a closer look” </text:p>
              <text:list>
                <text:list-item>
                  <text:p text:style-name="P37">graphene<text:tab/>:w [20200514_144633</text:p>
                </text:list-item>
              </text:list>
            </text:list-item>
          </text:list>
        </text:list-item>
        <text:list-item>
          <text:p text:style-name="P37"><text:span text:style-name="T4">#_ </text:span>TASK-2 : M-12 :d-2</text:p>
          <text:list>
            <text:list-item>
              <text:p text:style-name="P37">#1<text:tab/>“Oxygen Production Rate”</text:p>
              <text:list>
                <text:list-item>
                  <text:p text:style-name="P37"><text:a xlink:type="simple" xlink:href="https://life-freedom888.com/o2-1mol/#toc1" text:style-name="Internet_20_link" text:visited-style-name="Visited_20_Internet_20_Link">https://life-freedom888.com/o2-1mol/#toc1</text:a> “酸素1molの重さ（質量）は何グラムか？”<text:tab/>:d-2.1</text:p>
                </text:list-item>
                <text:list-item>
                  <text:p text:style-name="P37"><text:a xlink:type="simple" xlink:href="https://q.hatena.ne.jp/1193001087" text:style-name="Internet_20_link" text:visited-style-name="Visited_20_Internet_20_Link">https://q.hatena.ne.jp/1193001087</text:a> “0.75kgです。” :d-2.2</text:p>
                </text:list-item>
              </text:list>
            </text:list-item>
          </text:list>
        </text:list-item>
      </text:list>
      <text:p text:style-name="P4">[next]</text:p>
      <text:list xml:id="list7569742356612771332" text:style-name="L23">
        <text:list-item>
          <text:p text:style-name="P68">TASK : M-13</text:p>
        </text:list-item>
      </text:list>
      <text:p text:style-name="P4">[further]</text:p>
      <text:p text:style-name="P11"><text:soft-page-break/><text:line-break/><text:span text:style-name="T5">[/ XXX] 20200514_153438</text:span></text:p>
      <text:p text:style-name="P11"/>
      <text:p text:style-name="P2"/>
      <text:p text:style-name="P3"/>
      <text:p text:style-name="P4"><text:span text:style-name="T2">23_18</text:span>--------------------------------------------------------------------</text:p>
      <text:p text:style-name="P8">res free# JVEMV6 37#23_19 / 37. miscs / 23. CO2 / 20200516_160100</text:p>
      <text:p text:style-name="P4">=&gt; no memo</text:p>
      <text:p text:style-name="P4"/>
      <text:p text:style-name="P4">[do] <text:span text:style-name="T4">#_ </text:span></text:p>
      <text:list xml:id="list35702674" text:continue-list="list8808922416724056832" text:style-name="L7">
        <text:list-item>
          <text:p text:style-name="P24">REVIEW </text:p>
        </text:list-item>
        <text:list-item>
          <text:p text:style-name="P24">TASK-1 : M-13<text:tab/>:d-1</text:p>
          <text:list>
            <text:list-item>
              <text:p text:style-name="P24"><text:a xlink:type="simple" xlink:href="http://www.xjishu.com/zhuanli/41/01129255.html" text:style-name="Internet_20_link" text:visited-style-name="Visited_20_Internet_20_Link">http://www.xjishu.com/zhuanli/41/01129255.html</text:a></text:p>
              <text:list>
                <text:list-item>
                  <text:p text:style-name="P24">#3<text:tab/>本发明的解决方案是一种</text:p>
                  <text:list>
                    <text:list-item>
                      <text:p text:style-name="P24">尾气<text:tab/><text:tab/>:w</text:p>
                    </text:list-item>
                    <text:list-item>
                      <text:p text:style-name="P24">降解<text:tab/><text:tab/>:w</text:p>
                      <text:list>
                        <text:list-item>
                          <text:p text:style-name="P24"><text:a xlink:type="simple" xlink:href="https://baike.baidu.com/item/降解" text:style-name="Internet_20_link" text:visited-style-name="Visited_20_Internet_20_Link">https://baike.baidu.com/item/降解</text:a></text:p>
                        </text:list-item>
                      </text:list>
                    </text:list-item>
                  </text:list>
                </text:list-item>
                <text:list-item>
                  <text:p text:style-name="P24">#4<text:tab/>在步骤c中进行下述化学反应</text:p>
                  <text:list>
                    <text:list-item>
                      <text:p text:style-name="P24">二次氧化<text:tab/><text:tab/>:w</text:p>
                    </text:list-item>
                  </text:list>
                </text:list-item>
                <text:list-item>
                  <text:p text:style-name="P24"><text:span text:style-name="T4">#_ </text:span>#5<text:tab/>在步骤d中进行 </text:p>
                </text:list-item>
                <text:list-item>
                  <text:p text:style-name="P24">#6<text:tab/>由于本发明在反应槽分解之前</text:p>
                </text:list-item>
              </text:list>
            </text:list-item>
            <text:list-item>
              <text:p text:style-name="P24"><text:span text:style-name="T4">#_ </text:span>M-13a<text:tab/><text:tab/>:d-2</text:p>
              <text:list>
                <text:list-item>
                  <text:p text:style-name="P24"><text:a xlink:type="simple" xlink:href="https://baike.baidu.com/item/二次氧化" text:style-name="Internet_20_link" text:visited-style-name="Visited_20_Internet_20_Link">https://baike.baidu.com/item/二次氧化</text:a></text:p>
                  <text:list>
                    <text:list-item>
                      <text:p text:style-name="P24">#2<text:tab/>界面上反应元素的</text:p>
                      <text:list>
                        <text:list-item>
                          <text:p text:style-name="P24"><text:soft-page-break/>传质过程<text:tab/><text:tab/>:w</text:p>
                        </text:list-item>
                        <text:list-item>
                          <text:p text:style-name="P24">氧化焰<text:tab/><text:tab/>:w</text:p>
                        </text:list-item>
                      </text:list>
                    </text:list-item>
                    <text:list-item>
                      <text:p text:style-name="P24"/>
                    </text:list-item>
                  </text:list>
                </text:list-item>
              </text:list>
            </text:list-item>
          </text:list>
        </text:list-item>
        <text:list-item>
          <text:p text:style-name="P24"/>
        </text:list-item>
      </text:list>
      <text:p text:style-name="P4"/>
      <text:p text:style-name="P4">[next]</text:p>
      <text:list xml:id="list2694579458708447852" text:style-name="L24">
        <text:list-item>
          <text:p text:style-name="P69">TASK : M-13 #6</text:p>
        </text:list-item>
      </text:list>
      <text:p text:style-name="P4">[further]</text:p>
      <text:p text:style-name="P11"><text:line-break/><text:span text:style-name="T5">[/ XXX] 20200516_171149</text:span></text:p>
      <text:p text:style-name="P11"/>
      <text:p text:style-name="P2"/>
      <text:p text:style-name="P5"/>
      <text:p text:style-name="P4"><text:span text:style-name="T2">23_19</text:span>--------------------------------------------------------------------</text:p>
      <text:p text:style-name="P8">res free# JVEMV6 37#23_20 / 37. miscs / 23. CO2 / 20200517_172526</text:p>
      <text:p text:style-name="P5"/>
      <text:p text:style-name="P3"/>
      <text:p text:style-name="P4">[do] <text:span text:style-name="T4">#_ </text:span></text:p>
      <text:list xml:id="list600040889453942173" text:style-name="L25">
        <text:list-item>
          <text:p text:style-name="P38">REVIEW </text:p>
        </text:list-item>
        <text:list-item>
          <text:p text:style-name="P38">TASK-1 : <text:s/>M-13</text:p>
          <text:list>
            <text:list-item>
              <text:p text:style-name="P38">#7<text:tab/>“由于在本发明的每一步骤之后”</text:p>
            </text:list-item>
            <text:list-item>
              <text:p text:style-name="P38">==&gt; comp</text:p>
              <text:list>
                <text:list-item>
                  <text:p text:style-name="P38"><text:span text:style-name="T4">#_ </text:span>text file</text:p>
                  <text:list>
                    <text:list-item>
                      <text:p text:style-name="P38">add ==&gt; datetime</text:p>
                    </text:list-item>
                  </text:list>
                </text:list-item>
                <text:list-item>
                  <text:p text:style-name="P38"><text:soft-page-break/><text:span text:style-name="T4">#_ </text:span>sheet</text:p>
                  <text:list>
                    <text:list-item>
                      <text:p text:style-name="P38">enter : “ended” datetime</text:p>
                    </text:list-item>
                    <text:list-item>
                      <text:p text:style-name="P38">change color : <text:span text:style-name="T6">黄色４</text:span></text:p>
                    </text:list-item>
                  </text:list>
                </text:list-item>
                <text:list-item>
                  <text:p text:style-name="P56">sheet : 37#23_11.[CO2].[admin].ods : tab “4_memos”</text:p>
                  <text:list>
                    <text:list-item>
                      <text:p text:style-name="P56">add new info</text:p>
                      <text:list>
                        <text:list-item>
                          <text:p text:style-name="P56">method</text:p>
                        </text:list-item>
                      </text:list>
                    </text:list-item>
                  </text:list>
                </text:list-item>
                <text:list-item>
                  <text:p text:style-name="P56">documentation</text:p>
                  <text:list>
                    <text:list-item>
                      <text:p text:style-name="P56">what found </text:p>
                    </text:list-item>
                    <text:list-item>
                      <text:p text:style-name="P56">questions</text:p>
                      <text:list>
                        <text:list-item>
                          <text:p text:style-name="P56">この発明のやり方は、全体の収支は、プラスか？CO2の観点から。그 발명의 방법에서는 전체의 수지는 플러스 있을까? CO2의 관점에서.</text:p>
                        </text:list-item>
                      </text:list>
                    </text:list-item>
                    <text:list-item>
                      <text:p text:style-name="P56">oth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TASK-2 : <text:s/><text:a xlink:type="simple" xlink:href="https://www.sciencedaily.com/releases/2018/12/181219075917.htm" text:style-name="Internet_20_link" text:visited-style-name="Visited_20_Internet_20_Link">https://www.sciencedaily.com/releases/2018/12/181219075917.htm</text:a><text:tab/><text:tab/>:M-14<text:tab/>:d-2</text:p>
        </text:list-item>
      </text:list>
      <text:section text:style-name="Sect1" text:name="セクション2">
        <text:list xml:id="list35691975" text:continue-numbering="true" text:style-name="L25">
          <text:list-item>
            <text:list>
              <text:list-item>
                <text:p text:style-name="P38">#3</text:p>
                <text:list>
                  <text:list-item>
                    <text:p text:style-name="P38">adsorption<text:tab/>:w</text:p>
                  </text:list-item>
                </text:list>
              </text:list-item>
              <text:list-item>
                <text:p text:style-name="P38">#4</text:p>
                <text:list>
                  <text:list-item>
                    <text:p text:style-name="P38">one-millionth of a metre</text:p>
                    <text:list>
                      <text:list-item>
                        <text:p text:style-name="P38">==&gt; <office:annotation office:name="__Annotation__20261_982960151"><dc:creator>iwabuchi ken</dc:creator><dc:date>2020-05-17T18:12:49.02</dc:date><text:p text:style-name="P84"><text:span text:style-name="T11">https://ja.wikipedia.org/wiki/</text:span><text:span text:style-name="T11">ナノ</text:span></text:p></office:annotation>1 <text:span text:style-name="T6">マイクロメートル</text:span><office:annotation-end office:name="__Annotation__20261_982960151"/>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5723242" text:continue-numbering="true" text:style-name="L25">
        <text:list-item>
          <text:list>
            <text:list-item>
              <text:p text:style-name="P56">documentation</text:p>
              <text:list>
                <text:list-item>
                  <text:p text:style-name="P56">what found </text:p>
                </text:list-item>
                <text:list-item>
                  <text:p text:style-name="P56">questions</text:p>
                  <text:list>
                    <text:list-item>
                      <text:p text:style-name="P56">using pores ==&gt; how much CO2 will be captured? in how many hours? 얼마나 량의 이산화탄소가 포집될까? 몇 시간 안에?</text:p>
                    </text:list-item>
                  </text:list>
                </text:list-item>
                <text:list-item>
                  <text:p text:style-name="P56">others</text:p>
                </text:list-item>
              </text:list>
            </text:list-item>
          </text:list>
        </text:list-item>
      </text:list>
      <text:p text:style-name="P4"><text:soft-page-break/></text:p>
      <text:p text:style-name="P4">[next]</text:p>
      <text:list xml:id="list5343726327833998760" text:style-name="L26">
        <text:list-item>
          <text:p text:style-name="P70">TASK : M-15,n</text:p>
        </text:list-item>
      </text:list>
      <text:p text:style-name="P4">[further]</text:p>
      <text:p text:style-name="P11"><text:line-break/><text:span text:style-name="T5">[/ XXX] 20200517_182115</text:span></text:p>
      <text:p text:style-name="P11"/>
      <text:p text:style-name="P2"/>
      <text:p text:style-name="P4"><text:span text:style-name="T2">23_20</text:span>--------------------------------------------------------------------</text:p>
      <text:p text:style-name="P8">res free# JVEMV6 37#23_21 / 37. miscs / 23. CO2 / 20200518_160452</text:p>
      <text:p text:style-name="P4"/>
      <text:p text:style-name="P4">[do] <text:span text:style-name="T4">#_ </text:span></text:p>
      <text:list xml:id="list3672804236494529522" text:style-name="L27">
        <text:list-item>
          <text:p text:style-name="P39">REVIEW </text:p>
        </text:list-item>
        <text:list-item>
          <text:p text:style-name="P39">TASK-1 : M-15,n</text:p>
        </text:list-item>
      </text:list>
      <text:section text:style-name="Sect1" text:name="セクション3">
        <text:list xml:id="list35692089" text:continue-numbering="true" text:style-name="L27">
          <text:list-item>
            <text:list>
              <text:list-item>
                <text:p text:style-name="P39">read</text:p>
                <text:list>
                  <text:list-item>
                    <text:p text:style-name="P39">#1</text:p>
                  </text:list-item>
                  <text:list-item>
                    <text:p text:style-name="P39">#2</text:p>
                  </text:list-item>
                  <text:list-item>
                    <text:p text:style-name="P39">#3</text:p>
                  </text:list-item>
                  <text:list-item>
                    <text:p text:style-name="P39">#4</text:p>
                  </text:list-item>
                  <text:list-item>
                    <text:p text:style-name="P39">#5</text:p>
                  </text:list-item>
                </text:list>
              </text:list-item>
            </text:list>
          </text:list-item>
        </text:list>
      </text:section>
      <text:list xml:id="list35695709" text:continue-numbering="true" text:style-name="L27">
        <text:list-item>
          <text:list>
            <text:list-item>
              <text:p text:style-name="P39">FINDING</text:p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float" office:value="1">
            <text:p text:style-name="P16">1</text:p>
          </table:table-cell>
          <table:table-cell table:style-name="表6.B1" office:value-type="string">
            <text:p text:style-name="P14">CO2 can be converted to ==&gt; ethanol, formic acid, a.o.</text:p>
          </table:table-cell>
        </table:table-row>
      </table:table>
      <text:list xml:id="list35709239" text:continue-numbering="true" text:style-name="L27">
        <text:list-item>
          <text:p text:style-name="P39">TASK-2 : M-16,n<text:tab/>/ :d-2</text:p>
          <text:list>
            <text:list-item>
              <text:p text:style-name="P39">read</text:p>
              <text:list>
                <text:list-item>
                  <text:p text:style-name="P39">#1</text:p>
                  <text:list>
                    <text:list-item>
                      <text:p text:style-name="P39">Formate<text:note text:id="ftn5" text:note-class="footnote"><text:note-citation>5</text:note-citation><text:note-body><text:p text:style-name="Footnote">https://en.wikipedia.org/wiki/Formate</text:p></text:note-body></text:note></text:p>
                    </text:list-item>
                  </text:list>
                </text:list-item>
              </text:list>
            </text:list-item>
            <text:list-item>
              <text:p text:style-name="P39"><text:soft-page-break/>FINDINGS</text:p>
            </text:list-item>
          </text:list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7">1</text:p>
          </table:table-cell>
          <table:table-cell table:style-name="表7.B1" office:value-type="string">
            <text:p text:style-name="P14">formate ==&gt; a form of strorage for RE<text:note text:id="ftn6" text:note-class="footnote"><text:note-citation>6</text:note-citation><text:note-body><text:p text:style-name="P19"><text:span text:style-name="T7">r</text:span>enewable <text:span text:style-name="T7">e</text:span>nergy</text:p></text:note-body></text:note></text:p>
          </table:table-cell>
          <table:table-cell table:style-name="表7.C1" office:value-type="string">
            <text:p text:style-name="P14">#1.1</text:p>
          </table:table-cell>
        </table:table-row>
        <table:table-row>
          <table:table-cell table:style-name="表7.A2" office:value-type="float" office:value="2">
            <text:p text:style-name="P17">2</text:p>
          </table:table-cell>
          <table:table-cell table:style-name="表7.B2" office:value-type="string">
            <text:p text:style-name="P14">TEOA ==&gt; enhance catalytic reactions</text:p>
          </table:table-cell>
          <table:table-cell table:style-name="表7.C2" office:value-type="string">
            <text:p text:style-name="P14">#3</text:p>
          </table:table-cell>
        </table:table-row>
        <table:table-row>
          <table:table-cell table:style-name="表7.A2" office:value-type="float" office:value="3">
            <text:p text:style-name="P17">3</text:p>
          </table:table-cell>
          <table:table-cell table:style-name="表7.B2" office:value-type="string">
            <text:p text:style-name="P14">this paper ==&gt; use ruthenium catalysit</text:p>
          </table:table-cell>
          <table:table-cell table:style-name="表7.C2" office:value-type="string">
            <text:p text:style-name="P14">#[TWX]</text:p>
          </table:table-cell>
        </table:table-row>
      </table:table>
      <text:list xml:id="list35691912" text:continue-numbering="true" text:style-name="L27">
        <text:list-item>
          <text:list>
            <text:list-item>
              <text:p text:style-name="P39">refs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6">1</text:p>
          </table:table-cell>
          <table:table-cell table:style-name="表8.B1" office:value-type="string">
            <text:p text:style-name="P14">Earth-abundant photocatalytic systems for the visible-light-driven reduction of CO2 to CO†<text:note text:id="ftn7" text:note-class="footnote"><text:note-citation>7</text:note-citation><text:note-body><text:p text:style-name="P14"><text:a xlink:type="simple" xlink:href="https://pubs.rsc.org/en/content/articlehtml/2017/gc/c6gc03527b?page=search" text:style-name="Internet_20_link" text:visited-style-name="Visited_20_Internet_20_Link"><text:span text:style-name="T8">https://pubs.rsc.org/en/content/articlehtml/2017/gc/c6gc03527b?page=search</text:span></text:a></text:p></text:note-body></text:note></text:p>
          </table:table-cell>
          <table:table-cell table:style-name="表8.C1" office:value-type="string">
            <text:p text:style-name="P14">search “electron donor BIH”</text:p>
          </table:table-cell>
        </table:table-row>
      </table:table>
      <text:list xml:id="list35696112" text:continue-numbering="true" text:style-name="L27">
        <text:list-item>
          <text:list>
            <text:list-item>
              <text:p text:style-name="P39"/>
            </text:list-item>
          </text:list>
        </text:list-item>
      </text:list>
      <text:p text:style-name="P4"/>
      <text:p text:style-name="P4">[next] </text:p>
      <text:list xml:id="list7256915622460146728" text:style-name="L28">
        <text:list-item>
          <text:p text:style-name="P40">TASK : search : <text:s/><text:span text:style-name="T3">https://duckduckgo.com/?ia=web<text:tab/>split CO2</text:span></text:p>
        </text:list-item>
      </text:list>
      <text:p text:style-name="P4">[further]</text:p>
      <text:p text:style-name="P11"><text:line-break/><text:span text:style-name="T5">[/ XXX] 20200518_172808</text:span></text:p>
      <text:p text:style-name="P11"/>
      <text:p text:style-name="P2"/>
      <text:p text:style-name="P5"/>
      <text:p text:style-name="P4"><text:span text:style-name="T2">23_21</text:span>--------------------------------------------------------------------</text:p>
      <text:p text:style-name="P8">res free# JVEMV6 37#23_22 / 37. miscs / 23. CO2 / 20200519_153016</text:p>
      <text:p text:style-name="P5"/>
      <text:p text:style-name="P4"><text:soft-page-break/>[do] <text:span text:style-name="T4">#_ </text:span></text:p>
      <text:list xml:id="list1130748999729955026" text:style-name="L29">
        <text:list-item>
          <text:p text:style-name="P41">REVIEW </text:p>
        </text:list-item>
        <text:list-item>
          <text:p text:style-name="P41">TASK-1 : <text:span text:style-name="T3">https://duckduckgo.com/?ia=web<text:tab/>split CO2</text:span></text:p>
          <text:list>
            <text:list-item>
              <text:p text:style-name="P41">FOUND</text:p>
              <text:list>
                <text:list-item>
                  <text:p text:style-name="P41">why CO, not C ? ==&gt; CO is gaseous; C is solid. (see : M-20)</text:p>
                </text:list-item>
              </text:list>
            </text:list-item>
          </text:list>
        </text:list-item>
      </text:list>
      <text:p text:style-name="P4">[next]</text:p>
      <text:list xml:id="list3677590504717008680" text:style-name="L30">
        <text:list-item>
          <text:p text:style-name="P71">TASK : M-20 ==&gt; read</text:p>
        </text:list-item>
      </text:list>
      <text:p text:style-name="P4">[further]</text:p>
      <text:p text:style-name="P11"><text:line-break/><text:span text:style-name="T5">[/ XXX] 20200519_154603</text:span></text:p>
      <text:p text:style-name="P13"/>
      <text:p text:style-name="P5"/>
      <text:p text:style-name="P4"><text:span text:style-name="T2">23_22</text:span>--------------------------------------------------------------------</text:p>
      <text:p text:style-name="P8">res free# JVEMV6 37#23_23 / 37. miscs / 23. CO2 / 20200520_140329</text:p>
      <text:p text:style-name="P4"/>
      <text:p text:style-name="P4">[do] <text:span text:style-name="T4">#_ </text:span></text:p>
      <text:list xml:id="list6967162184080765014" text:style-name="L31">
        <text:list-item>
          <text:p text:style-name="P42">REVIEW </text:p>
        </text:list-item>
        <text:list-item>
          <text:p text:style-name="P42">TASK-1 : M-20 ==&gt; read</text:p>
        </text:list-item>
      </text:list>
      <text:section text:style-name="Sect1" text:name="セクション4">
        <text:list xml:id="list35711711" text:continue-numbering="true" text:style-name="L31">
          <text:list-item>
            <text:list>
              <text:list-item>
                <text:p text:style-name="P42">#1<text:tab/>Solar thermochemical splitting of CO2</text:p>
              </text:list-item>
              <text:list-item>
                <text:p text:style-name="P42">#2</text:p>
              </text:list-item>
              <text:list-item>
                <text:p text:style-name="P42">#4</text:p>
                <text:list>
                  <text:list-item>
                    <text:p text:style-name="P42"><text:a xlink:type="simple" xlink:href="https://en.wikipedia.org/wiki/Sabatier_reaction#International_Space_Station_life_support" text:style-name="Internet_20_link" text:visited-style-name="Visited_20_Internet_20_Link">https://en.wikipedia.org/wiki/Sabatier_reaction#International_Space_Station_life_support</text:a></text:p>
                  </text:list-item>
                </text:list>
              </text:list-item>
            </text:list>
          </text:list-item>
        </text:list>
      </text:section>
      <text:list xml:id="list35712795" text:continue-numbering="true" text:style-name="L31">
        <text:list-item>
          <text:list>
            <text:list-item>
              <text:p text:style-name="P42">FOUND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ext:soft-page-break/>
        <table:table-row>
          <table:table-cell table:style-name="表9.A1" office:value-type="float" office:value="1">
            <text:p text:style-name="P16">1</text:p>
          </table:table-cell>
          <table:table-cell table:style-name="表9.B1" office:value-type="string">
            <text:list xml:id="list1150400468254481792" text:style-name="L32">
              <text:list-item>
                <text:p text:style-name="P79">Sabatier reaction ==&gt; CO2 to CH4</text:p>
                <text:list>
                  <text:list-item>
                    <text:p text:style-name="P79">400 (C) + pressure</text:p>
                  </text:list-item>
                </text:list>
              </text:list-item>
              <text:list-item>
                <text:p text:style-name="P79">Formation of CO preferred to solid C; solid material has difficluty in transporting (by one of the answerers)</text:p>
              </text:list-item>
            </text:list>
          </table:table-cell>
        </table:table-row>
      </table:table>
      <text:list xml:id="list35709184" text:continue-list="list35712795" text:style-name="L31">
        <text:list-item>
          <text:p text:style-name="P42">TASK-2 : MEMO-2 : 炭酸塩固定</text:p>
          <text:list>
            <text:list-item>
              <text:p text:style-name="P42">T-2.1 : search ==&gt; S-5</text:p>
              <text:list>
                <text:list-item>
                  <text:p text:style-name="P42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7196267510655393925" text:style-name="L33">
        <text:list-item>
          <text:p text:style-name="P43">TASK : M-22.1 (cont.)</text:p>
          <text:list>
            <text:list-item>
              <text:p text:style-name="P43">#2</text:p>
            </text:list-item>
          </text:list>
        </text:list-item>
      </text:list>
      <text:p text:style-name="P4">[further]</text:p>
      <text:p text:style-name="P11"><text:line-break/><text:span text:style-name="T5">[/ XXX] 20200520_154625</text:span></text:p>
      <text:p text:style-name="P5"/>
      <text:p text:style-name="P2"/>
      <text:p text:style-name="P5"/>
      <text:p text:style-name="P4"><text:span text:style-name="T2">37#23_23</text:span>--------------------------------------------------------------</text:p>
      <text:p text:style-name="P8">res free# JVEMV6 37#23_24 / 37. miscs / 23. CO2 / 20200521_164553</text:p>
      <text:p text:style-name="P4"/>
      <text:p text:style-name="P4">[do] <text:span text:style-name="T4">#_ </text:span></text:p>
      <text:list xml:id="list5018284418578048763" text:style-name="L34">
        <text:list-item>
          <text:p text:style-name="P44">REVIEW </text:p>
        </text:list-item>
        <text:list-item>
          <text:p text:style-name="P44">TASK-1 : M-22.1 (cont.) / :d-1</text:p>
        </text:list-item>
      </text:list>
      <text:section text:style-name="Sect1" text:name="セクション5">
        <text:list xml:id="list35700861" text:continue-numbering="true" text:style-name="L34">
          <text:list-item>
            <text:list>
              <text:list-item>
                <text:p text:style-name="P44">#2</text:p>
                <text:list>
                  <text:list-item>
                    <text:p text:style-name="P44">pHスイング<text:tab/>:w</text:p>
                  </text:list-item>
                  <text:list-item>
                    <text:p text:style-name="P44"><text:soft-page-break/>NH4Cl水溶液<text:tab/>:w</text:p>
                  </text:list-item>
                </text:list>
              </text:list-item>
              <text:list-item>
                <text:p text:style-name="P44">#3</text:p>
              </text:list-item>
              <text:list-item>
                <text:p text:style-name="P44">#4</text:p>
              </text:list-item>
              <text:list-item>
                <text:p text:style-name="P44">#5</text:p>
              </text:list-item>
              <text:list-item>
                <text:p text:style-name="P44">#6</text:p>
                <text:list>
                  <text:list-item>
                    <text:p text:style-name="P44">CO2鉱物化<text:tab/>:w</text:p>
                  </text:list-item>
                  <text:list-item>
                    <text:p text:style-name="P44"/>
                  </text:list-item>
                </text:list>
              </text:list-item>
            </text:list>
          </text:list-item>
        </text:list>
      </text:section>
      <text:list xml:id="list35696579" text:continue-numbering="true" text:style-name="L34">
        <text:list-item>
          <text:list>
            <text:list-item>
              <text:p text:style-name="P44">content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6"/>
          </table:table-cell>
          <table:table-cell table:style-name="表10.B1" office:value-type="string">
            <text:p text:style-name="P18">粉砕処理に、お金がかかる</text:p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B2" office:value-type="string">
            <text:p text:style-name="P18">運転コストは、前のバージョンと比べて、1/3</text:p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B2" office:value-type="string">
            <text:p text:style-name="P18">必要な機器　=&gt;　高価</text:p>
          </table:table-cell>
        </table:table-row>
      </table:table>
      <text:list xml:id="list35713350" text:continue-numbering="true" text:style-name="L34">
        <text:list-item>
          <text:list>
            <text:list-item>
              <text:p text:style-name="P57">further</text:p>
            </text:list-item>
          </text:list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6"/>
          </table:table-cell>
          <table:table-cell table:style-name="表11.B1" office:value-type="string">
            <text:p text:style-name="P18">-</text:p>
          </table:table-cell>
        </table:table-row>
      </table:table>
      <text:list xml:id="list35722602" text:continue-numbering="true" text:style-name="L34">
        <text:list-item>
          <text:p text:style-name="P57">TASK-2 : view pages</text:p>
          <text:list>
            <text:list-item>
              <text:list>
                <text:list-item>
                  <text:p text:style-name="P44"><text:a xlink:type="simple" xlink:href="http://www.rite.or.jp/results/result_reports/index_2.html#recent" text:style-name="Internet_20_link" text:visited-style-name="Visited_20_Internet_20_Link">http://www.rite.or.jp/results/result_reports/index_2.html#recent</text:a></text:p>
                  <text:list>
                    <text:list-item>
                      <text:p text:style-name="P44">二酸化炭素の海洋隔離に伴う環境影響予測技術開発（第Ⅰ～Ⅱ編） ==&gt; to material list</text:p>
                    </text:list-item>
                    <text:list-item>
                      <text:p text:style-name="P44">ジオリアクターによる排ガス中CO2の地中直接固定化技術開発（第1章） ==&gt; to material list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16"/>
          </table:table-cell>
          <table:table-cell table:style-name="表12.B1" office:value-type="string">
            <text:p text:style-name="P18">地中に、CO2ガス（気体）を入れる</text:p>
          </table:table-cell>
        </table:table-row>
        <table:table-row>
          <table:table-cell table:style-name="表12.A2" office:value-type="string">
            <text:p text:style-name="P16"/>
          </table:table-cell>
          <table:table-cell table:style-name="表12.B2" office:value-type="string">
            <text:p text:style-name="P18"/>
          </table:table-cell>
        </table:table-row>
      </table:table>
      <text:list xml:id="list35711716" text:continue-numbering="true" text:style-name="L34">
        <text:list-item>
          <text:list>
            <text:list-item>
              <text:list>
                <text:list-item>
                  <text:list>
                    <text:list-item>
                      <text:p text:style-name="P44">ジオリアクターによる排ガス中CO2の地中直接固定化技術開発（第2章2.1～2.3）==&gt; M-22.4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4">TASK-3</text:p>
          <text:list>
            <text:list-item>
              <text:p text:style-name="P44">search : “<text:span text:style-name="T6">ジオリアクター”</text:span></text:p>
            </text:list-item>
          </text:list>
        </text:list-item>
      </text:list>
      <text:p text:style-name="P4"/>
      <text:p text:style-name="P4">[next]</text:p>
      <text:list xml:id="list2585928410648724106" text:style-name="L35">
        <text:list-item>
          <text:p text:style-name="P78"><text:soft-page-break/>「ジオリアクター」　=&gt;　調査、もういい。</text:p>
        </text:list-item>
        <text:list-item>
          <text:p text:style-name="P72">TASK-1 : search ==&gt; S-6~8</text:p>
        </text:list-item>
      </text:list>
      <text:p text:style-name="P4">[further]</text:p>
      <text:p text:style-name="P11"><text:line-break/><text:span text:style-name="T5">[/ XXX] 20200521_181821</text:span></text:p>
      <text:p text:style-name="P11"/>
      <text:p text:style-name="P2"/>
      <text:p text:style-name="P5"/>
      <text:p text:style-name="P4"><text:span text:style-name="T2">23_24</text:span>----------------------------------------------------------------</text:p>
      <text:p text:style-name="P8">res free# JVEMV6 37#23_25 / 37. miscs / 23. CO2 / 20200522_150044</text:p>
      <text:p text:style-name="P4"/>
      <text:p text:style-name="P4">[do] <text:span text:style-name="T4">#_ </text:span></text:p>
      <text:list xml:id="list6228468821593965209" text:style-name="L36">
        <text:list-item>
          <text:p text:style-name="P45">REVIEW </text:p>
        </text:list-item>
        <text:list-item>
          <text:p text:style-name="P45">TASK-1 : S-7 ==&gt; co2 conversion to methane</text:p>
          <text:list>
            <text:list-item>
              <text:p text:style-name="P58">M-23<text:tab/><text:tab/>:d-1</text:p>
            </text:list-item>
          </text:list>
        </text:list-item>
      </text:list>
      <text:section text:style-name="Sect1" text:name="セクション6">
        <text:list xml:id="list35713271" text:continue-numbering="true" text:style-name="L36">
          <text:list-item>
            <text:list>
              <text:list-item>
                <text:list>
                  <text:list-item>
                    <text:p text:style-name="P58">#1</text:p>
                  </text:list-item>
                  <text:list-item>
                    <text:p text:style-name="P45">#2</text:p>
                  </text:list-item>
                  <text:list-item>
                    <text:p text:style-name="P45">#3</text:p>
                    <text:list>
                      <text:list-item>
                        <text:p text:style-name="P45">two-pot procedure<text:tab/>:w</text:p>
                      </text:list-item>
                    </text:list>
                  </text:list-item>
                  <text:list-item>
                    <text:p text:style-name="P45">#4</text:p>
                    <text:list>
                      <text:list-item>
                        <text:p text:style-name="P45">water oxidation :w</text:p>
                      </text:list-item>
                    </text:list>
                  </text:list-item>
                  <text:list-item>
                    <text:p text:style-name="P45">#5</text:p>
                    <text:list>
                      <text:list-item>
                        <text:p text:style-name="P45">gas diffusion electrode<text:tab/>:w</text:p>
                      </text:list-item>
                    </text:list>
                  </text:list-item>
                  <text:list-item>
                    <text:p text:style-name="P45">#6</text:p>
                    <text:list>
                      <text:list-item>
                        <text:p text:style-name="P45">impurities<text:tab/>:w</text:p>
                      </text:list-item>
                      <text:list-item>
                        <text:p text:style-name="P45">Catalyst poisoning :w</text:p>
                      </text:list-item>
                    </text:list>
                  </text:list-item>
                  <text:list-item>
                    <text:p text:style-name="P45">#7</text:p>
                    <text:list>
                      <text:list-item>
                        <text:p text:style-name="P45">hydrogenation<text:tab/>:w</text:p>
                      </text:list-item>
                    </text:list>
                  </text:list-item>
                </text:list>
              </text:list-item>
            </text:list>
          </text:list-item>
        </text:list>
      </text:section>
      <text:list xml:id="list35694257" text:continue-numbering="true" text:style-name="L36">
        <text:list-item>
          <text:list>
            <text:list-item>
              <text:list>
                <text:list-item>
                  <text:p text:style-name="P45">came to know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ext:soft-page-break/>
        <table:table-row>
          <table:table-cell table:style-name="表13.A1" office:value-type="float" office:value="1">
            <text:p text:style-name="P16">1</text:p>
          </table:table-cell>
          <table:table-cell table:style-name="表13.B1" office:value-type="string">
            <text:p text:style-name="P18">use iron complex, not that of ruthenium</text:p>
          </table:table-cell>
        </table:table-row>
        <table:table-row>
          <table:table-cell table:style-name="表13.A2" office:value-type="float" office:value="2">
            <text:p text:style-name="P16">2</text:p>
          </table:table-cell>
          <table:table-cell table:style-name="表13.B2" office:value-type="string">
            <text:p text:style-name="P18">“catalyst poisoning” ==&gt; issue to be solved</text:p>
          </table:table-cell>
        </table:table-row>
        <table:table-row>
          <table:table-cell table:style-name="表13.A2" office:value-type="float" office:value="3">
            <text:p text:style-name="P16">3</text:p>
          </table:table-cell>
          <table:table-cell table:style-name="表13.B2" office:value-type="string">
            <text:p text:style-name="P18">from CO to CH4 (hydrogenation) ==&gt; how this occurrs → unknown, yet</text:p>
          </table:table-cell>
        </table:table-row>
        <table:table-row>
          <table:table-cell table:style-name="表13.A2" office:value-type="float" office:value="4">
            <text:p text:style-name="P16">4</text:p>
          </table:table-cell>
          <table:table-cell table:style-name="表13.B2" office:value-type="string">
            <text:p text:style-name="P18">this experiment uses CO2-saturated liquid; how to achieve saturation? ==&gt; not yet</text:p>
          </table:table-cell>
        </table:table-row>
        <table:table-row>
          <table:table-cell table:style-name="表13.A2" office:value-type="float" office:value="5">
            <text:p text:style-name="P16">5</text:p>
          </table:table-cell>
          <table:table-cell table:style-name="表13.B2" office:value-type="string">
            <text:p text:style-name="P18">known (so they say) : from CO2 to CH4 ==&gt; first step in the process is : CO2 → CO (then, CO → CH4)</text:p>
          </table:table-cell>
        </table:table-row>
      </table:table>
      <text:list xml:id="list35707749" text:continue-numbering="true" text:style-name="L36">
        <text:list-item>
          <text:list>
            <text:list-item>
              <text:list>
                <text:list-item>
                  <text:p text:style-name="P45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3323529099202366859" text:style-name="L37">
        <text:list-item>
          <text:p text:style-name="P73">TASK : M-24,n</text:p>
        </text:list-item>
      </text:list>
      <text:p text:style-name="P4">[further]</text:p>
      <text:p text:style-name="P11"><text:line-break/><text:span text:style-name="T5">[/ XXX] 20200522_150027</text:span></text:p>
      <text:p text:style-name="P5"/>
      <text:p text:style-name="P2"/>
      <text:p text:style-name="P5"/>
      <text:p text:style-name="P4"><text:span text:style-name="T2">23_25</text:span>----------------------------------------------------------------</text:p>
      <text:p text:style-name="P8">(26) res free# JVEMV6 37#23_X / 37. miscs / 23. CO2 / 20200523_174112</text:p>
      <text:p text:style-name="P5"/>
      <text:p text:style-name="P4">[do] <text:span text:style-name="T4">#_ </text:span></text:p>
      <text:list xml:id="list738836903207572171" text:style-name="L38">
        <text:list-item>
          <text:p text:style-name="P46">REVIEW </text:p>
        </text:list-item>
        <text:list-item>
          <text:p text:style-name="P46"><text:soft-page-break/>TASK-1 : M-24,n</text:p>
          <text:list>
            <text:list-item>
              <text:p text:style-name="P46">==&gt;reporting on the subject, which is same as : <text:a xlink:type="simple" xlink:href="https://www.chemistryworld.com/news/sun-shines-for-iron-catalyst-to-convert-carbon-dioxide-to-methane/3007722.article" text:style-name="Internet_20_link" text:visited-style-name="Visited_20_Internet_20_Link">https://www.chemistryworld.com/news/sun-shines-for-iron-catalyst-to-convert-carbon-dioxide-to-methane/3007722.article</text:a></text:p>
            </text:list-item>
            <text:list-item>
              <text:p text:style-name="P46">came to know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float" office:value="1">
            <text:p text:style-name="P16">1</text:p>
          </table:table-cell>
          <table:table-cell table:style-name="表15.B1" office:value-type="string">
            <text:p text:style-name="P18">the research team was initially targeting for CO2-CO conversion, not methane.</text:p>
          </table:table-cell>
        </table:table-row>
      </table:table>
      <text:list xml:id="list35713688" text:continue-numbering="true" text:style-name="L38">
        <text:list-item>
          <text:p text:style-name="P46">TASK-2 : search ==&gt; S-7 ==&gt; co2 conversion to methane </text:p>
          <text:list>
            <text:list-item>
              <text:p text:style-name="P46">==&gt; OK</text:p>
            </text:list-item>
          </text:list>
        </text:list-item>
        <text:list-item>
          <text:p text:style-name="P46">TASK-3 : read ==&gt; M-26.n</text:p>
          <text:list>
            <text:list-item>
              <text:p text:style-name="P46">read</text:p>
              <text:list>
                <text:list-item>
                  <text:p text:style-name="P46">#1</text:p>
                </text:list-item>
                <text:list-item>
                  <text:p text:style-name="P46">#2</text:p>
                </text:list-item>
              </text:list>
            </text:list-item>
            <text:list-item>
              <text:p text:style-name="P46">came to know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6">1</text:p>
          </table:table-cell>
          <table:table-cell table:style-name="表16.B1" office:value-type="string">
            <text:p text:style-name="P18">methane ==&gt; hydrogen carrier</text:p>
          </table:table-cell>
          <table:table-cell table:style-name="表16.C1" office:value-type="string">
            <text:p text:style-name="P18">#2</text:p>
          </table:table-cell>
        </table:table-row>
        <table:table-row>
          <table:table-cell table:style-name="表16.A2" office:value-type="float" office:value="2">
            <text:p text:style-name="P16">2</text:p>
          </table:table-cell>
          <table:table-cell table:style-name="表16.B2" office:value-type="string">
            <text:p text:style-name="P18">this method requires ==&gt; 100 degrees C</text:p>
            <text:list xml:id="list3759095203690991716" text:style-name="L39">
              <text:list-item>
                <text:p text:style-name="P80">ruthenium catalyst</text:p>
              </text:list-item>
              <text:list-item>
                <text:p text:style-name="P80">100 deg. C</text:p>
              </text:list-item>
            </text:list>
          </table:table-cell>
          <table:table-cell table:style-name="表16.C2" office:value-type="string">
            <text:p text:style-name="P18">#3</text:p>
          </table:table-cell>
        </table:table-row>
      </table:table>
      <text:list xml:id="list35694669" text:continue-list="list35713688" text:style-name="L38">
        <text:list-item>
          <text:p text:style-name="P46"/>
        </text:list-item>
      </text:list>
      <text:p text:style-name="P4"/>
      <text:p text:style-name="P4">[next]</text:p>
      <text:list xml:id="list7271676220407032544" text:style-name="L40">
        <text:list-item>
          <text:p text:style-name="P74">TASK : M-27.n → read</text:p>
        </text:list-item>
      </text:list>
      <text:p text:style-name="P4">[further]</text:p>
      <text:p text:style-name="P11"><text:line-break/><text:soft-page-break/><text:span text:style-name="T5">[/ XXX] 20200523_184516</text:span></text:p>
      <text:p text:style-name="P11"/>
      <text:p text:style-name="P2"/>
      <text:p text:style-name="P5"/>
      <text:p text:style-name="P4"><text:span text:style-name="T2">23_26</text:span>----------------------------------------------------------------</text:p>
      <text:p text:style-name="P8">[27] res free# JVEMV6 37#23_X / 37. miscs / 23. CO2 / 20200524_130928</text:p>
      <text:p text:style-name="P2"/>
      <text:p text:style-name="P4">[do] <text:span text:style-name="T4">#_ </text:span></text:p>
      <text:list xml:id="list6376153936544838506" text:style-name="L41">
        <text:list-item>
          <text:p text:style-name="P47">REVIEW </text:p>
        </text:list-item>
        <text:list-item>
          <text:p text:style-name="P47">TASK-1</text:p>
          <text:list>
            <text:list-item>
              <text:p text:style-name="P47">read : M-27.n → read<text:tab/>:d-1</text:p>
              <text:list>
                <text:list-item>
                  <text:p text:style-name="P47"/>
                </text:list-item>
              </text:list>
            </text:list-item>
            <text:list-item>
              <text:p text:style-name="P47">came to know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16">1</text:p>
          </table:table-cell>
          <table:table-cell table:style-name="表17.B1" office:value-type="string">
            <text:p text:style-name="P18">requires : </text:p>
            <text:list xml:id="list4194448530388069603" text:style-name="L42">
              <text:list-item>
                <text:p text:style-name="P81">temp : 300 deg.C</text:p>
              </text:list-item>
              <text:list-item>
                <text:p text:style-name="P81">catalyst : nickel (nano-particle)</text:p>
              </text:list-item>
            </text:list>
          </table:table-cell>
        </table:table-row>
        <table:table-row>
          <table:table-cell table:style-name="表17.A2" office:value-type="float" office:value="2">
            <text:p text:style-name="P16">2</text:p>
          </table:table-cell>
          <table:table-cell table:style-name="表17.B2" office:value-type="string">
            <text:p text:style-name="P18"/>
          </table:table-cell>
        </table:table-row>
      </table:table>
      <text:list xml:id="list35718082" text:continue-list="list35694669" text:style-name="L38">
        <text:list-item>
          <text:p text:style-name="P46">TASK-2 : M-28.n</text:p>
          <text:list>
            <text:list-item>
              <text:p text:style-name="P46">came to know</text:p>
            </text:list-item>
          </text:list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float" office:value="1">
            <text:p text:style-name="P16">1</text:p>
          </table:table-cell>
          <table:table-cell table:style-name="表18.B1" office:value-type="string">
            <text:p text:style-name="P18">requires : </text:p>
            <text:p text:style-name="P18">catalyst : nanosilica (has defects)</text:p>
          </table:table-cell>
        </table:table-row>
        <table:table-row>
          <table:table-cell table:style-name="表18.A2" office:value-type="float" office:value="2">
            <text:p text:style-name="P16">2</text:p>
          </table:table-cell>
          <table:table-cell table:style-name="表18.B2" office:value-type="string">
            <text:p text:style-name="P18">if the catalyst gets deactivated ==&gt; heat up → back again</text:p>
          </table:table-cell>
        </table:table-row>
      </table:table>
      <text:list xml:id="list35713109" text:continue-numbering="true" text:style-name="L38">
        <text:list-item>
          <text:p text:style-name="P46"><text:soft-page-break/></text:p>
        </text:list-item>
      </text:list>
      <text:p text:style-name="P4"/>
      <text:p text:style-name="P4">[next]</text:p>
      <text:list xml:id="list8082022546923308680" text:style-name="L43">
        <text:list-item>
          <text:p text:style-name="P75">TASK : M-29 ~</text:p>
        </text:list-item>
      </text:list>
      <text:p text:style-name="P4">[further]</text:p>
      <text:p text:style-name="P11"><text:line-break/><text:span text:style-name="T5">[/ XXX] 20200524_141511</text:span></text:p>
      <text:p text:style-name="P11"/>
      <text:p text:style-name="P2"/>
      <text:p text:style-name="P5"/>
      <text:p text:style-name="P4"><text:span text:style-name="T2">23_27</text:span>----------------------------------------------------------------</text:p>
      <text:p text:style-name="P8">[28] res free# JVEMV6 37#23_X / 37. miscs / 23. CO2 / 20200524_183049</text:p>
      <text:p text:style-name="P5"/>
      <text:p text:style-name="P4">[do] <text:span text:style-name="T4">#_ </text:span></text:p>
      <text:list xml:id="list2255471027881345964" text:style-name="L44">
        <text:list-item>
          <text:p text:style-name="P48">REVIEW </text:p>
        </text:list-item>
        <text:list-item>
          <text:p text:style-name="P48">TASK-1 : <text:s/>M-29</text:p>
        </text:list-item>
      </text:list>
      <text:list xml:id="list35721156" text:continue-list="list35713109" text:style-name="L38">
        <text:list-item>
          <text:list>
            <text:list-item>
              <text:p text:style-name="P46">read</text:p>
            </text:list-item>
            <text:list-item>
              <text:p text:style-name="P46">came to know</text:p>
            </text:list-item>
          </text:list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float" office:value="1">
            <text:p text:style-name="P16">1</text:p>
          </table:table-cell>
          <table:table-cell table:style-name="表19.B1" office:value-type="string">
            <text:p text:style-name="P18">plasma synthesis</text:p>
          </table:table-cell>
        </table:table-row>
        <table:table-row>
          <table:table-cell table:style-name="表19.A2" office:value-type="float" office:value="2">
            <text:p text:style-name="P16">2</text:p>
          </table:table-cell>
          <table:table-cell table:style-name="表19.B2" office:value-type="string">
            <text:p text:style-name="P18">room temperature</text:p>
          </table:table-cell>
        </table:table-row>
        <table:table-row>
          <table:table-cell table:style-name="表19.A2" office:value-type="float" office:value="3">
            <text:p text:style-name="P16">3</text:p>
          </table:table-cell>
          <table:table-cell table:style-name="表19.B2" office:value-type="string">
            <text:p text:style-name="P18">CO2 to directly and one-step-wise → methanol (liquid)</text:p>
          </table:table-cell>
        </table:table-row>
      </table:table>
      <text:list xml:id="list6335353596727574744" text:style-name="L45">
        <text:list-item>
          <text:p text:style-name="P49"/>
        </text:list-item>
      </text:list>
      <text:p text:style-name="P14"/>
      <text:p text:style-name="P4"><text:soft-page-break/></text:p>
      <text:p text:style-name="P4">[next]</text:p>
      <text:list xml:id="list1096059893011850463" text:style-name="L46">
        <text:list-item>
          <text:p text:style-name="P76">TASK : read on !</text:p>
        </text:list-item>
      </text:list>
      <text:p text:style-name="P4">[further]</text:p>
      <text:p text:style-name="P11"><text:line-break/><text:span text:style-name="T5">[/ XXX] 20200524_190627</text:span></text:p>
      <text:p text:style-name="P11"/>
      <text:p text:style-name="P2"/>
      <text:p text:style-name="P4"><text:span text:style-name="T2">23_28</text:span>----------------------------------------------------------------</text:p>
      <text:p text:style-name="P8">[29] res free# JVEMV6 37#23_X / 37. miscs / 23. CO2 / XXX</text:p>
      <text:p text:style-name="P5"/>
      <text:p text:style-name="P4">[do] <text:span text:style-name="T4">#_ </text:span></text:p>
      <text:list xml:id="list1003245261739822151" text:style-name="L47">
        <text:list-item>
          <text:p text:style-name="P50">REVIEW </text:p>
        </text:list-item>
        <text:list-item>
          <text:p text:style-name="P50">TASK-1 : M-30.1<text:tab/>:d-1</text:p>
          <text:list>
            <text:list-item>
              <text:p text:style-name="P50">read : texts_M-30.1~.odt // C:\WORKS_2\WS\WS_Others.JVEMV6\JVEMV6\37_miscs\23_CO2\texts</text:p>
            </text:list-item>
          </text:list>
        </text:list-item>
      </text:list>
      <text:section text:style-name="Sect1" text:name="セクション7">
        <text:list xml:id="list35691587" text:continue-numbering="true" text:style-name="L47">
          <text:list-item>
            <text:list>
              <text:list-item>
                <text:list>
                  <text:list-item>
                    <text:p text:style-name="P50">#4</text:p>
                  </text:list-item>
                </text:list>
              </text:list-item>
            </text:list>
          </text:list-item>
        </text:list>
        <text:p text:style-name="P14"/>
      </text:section>
      <text:list xml:id="list35694543" text:continue-numbering="true" text:style-name="L47">
        <text:list-item>
          <text:list>
            <text:list-item>
              <text:list>
                <text:list-item>
                  <text:p text:style-name="P50">c</text:p>
                </text:list-item>
              </text:list>
            </text:list-item>
            <text:list-item>
              <text:p text:style-name="P50">came to know</text:p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float" office:value="1">
            <text:p text:style-name="P16">1</text:p>
          </table:table-cell>
          <table:table-cell table:style-name="表20.B1" office:value-type="string">
            <text:p text:style-name="P18"/>
          </table:table-cell>
        </table:table-row>
        <table:table-row>
          <table:table-cell table:style-name="表20.A2" office:value-type="float" office:value="2">
            <text:p text:style-name="P16">2</text:p>
          </table:table-cell>
          <table:table-cell table:style-name="表20.B2" office:value-type="string">
            <text:p text:style-name="P18"/>
          </table:table-cell>
        </table:table-row>
      </table:table>
      <text:list xml:id="list35708358" text:continue-numbering="true" text:style-name="L47">
        <text:list-item>
          <text:p text:style-name="P50">TASK-2 : M-30.2<text:tab/>:d-2</text:p>
          <text:list>
            <text:list-item>
              <text:p text:style-name="P50">read</text:p>
              <text:list>
                <text:list-item>
                  <text:list>
                    <text:list-item>
                      <text:p text:style-name="P50"><text:soft-page-break/>texts_M-30.2.odt</text:p>
                    </text:list-item>
                  </text:list>
                </text:list-item>
              </text:list>
            </text:list-item>
          </text:list>
        </text:list-item>
      </text:list>
      <text:section text:style-name="Sect1" text:name="セクション9">
        <text:list xml:id="list35696388" text:continue-numbering="true" text:style-name="L47">
          <text:list-item>
            <text:list>
              <text:list-item>
                <text:list>
                  <text:list-item>
                    <text:p text:style-name="P50">aa</text:p>
                  </text:list-item>
                  <text:list-item>
                    <text:p text:style-name="P50">bb</text:p>
                  </text:list-item>
                  <text:list-item>
                    <text:p text:style-name="P50">cc</text:p>
                  </text:list-item>
                </text:list>
              </text:list-item>
            </text:list>
          </text:list-item>
        </text:list>
      </text:section>
      <text:list xml:id="list35695385" text:continue-numbering="true" text:style-name="L47">
        <text:list-item>
          <text:list>
            <text:list-item>
              <text:p text:style-name="P50">came to know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6">1</text:p>
          </table:table-cell>
          <table:table-cell table:style-name="表14.B1" office:value-type="string">
            <text:p text:style-name="P18">needs catalyst, as well ? (as well as plasma)</text:p>
          </table:table-cell>
        </table:table-row>
        <table:table-row>
          <table:table-cell table:style-name="表14.A2" office:value-type="float" office:value="2">
            <text:p text:style-name="P16">2</text:p>
          </table:table-cell>
          <table:table-cell table:style-name="表14.B2" office:value-type="string">
            <text:p text:style-name="P18">syngas to fuel ==&gt; requires heat</text:p>
          </table:table-cell>
        </table:table-row>
      </table:table>
      <text:list xml:id="list35703773" text:continue-numbering="true" text:style-name="L47">
        <text:list-item>
          <text:list>
            <text:list-item>
              <text:p text:style-name="P50">wanna-know</text:p>
            </text:list-item>
          </text:list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float" office:value="1">
            <text:p text:style-name="P16">1</text:p>
          </table:table-cell>
          <table:table-cell table:style-name="表21.B1" office:value-type="string">
            <text:p text:style-name="P18">plasma reator ==&gt; energy cost → how much?</text:p>
          </table:table-cell>
        </table:table-row>
      </table:table>
      <text:list xml:id="list35700019" text:continue-numbering="true" text:style-name="L47">
        <text:list-item>
          <text:p text:style-name="P50">aaa</text:p>
        </text:list-item>
      </text:list>
      <text:p text:style-name="P4"/>
      <text:p text:style-name="P4">[next]</text:p>
      <text:list xml:id="list9137727282610526151" text:style-name="L48">
        <text:list-item>
          <text:p text:style-name="P77">TASK : M-30.3</text:p>
        </text:list-item>
      </text:list>
      <text:p text:style-name="P4">[further]</text:p>
      <text:p text:style-name="P11"><text:line-break/><text:span text:style-name="T5">[/ XXX] 20200526_162218</text:span></text:p>
      <text:p text:style-name="P11"/>
      <text:p text:style-name="P2"/>
      <text:p text:style-name="P4"><text:span text:style-name="T2">23_29</text:span>----------------------------------------------------------------</text:p>
      <text:p text:style-name="P8">[30] res free# JVEMV6 37#23_X / 37. miscs / 23. CO2 / 20200527_124556</text:p>
      <text:p text:style-name="P5"/>
      <text:p text:style-name="P4">[do] <text:span text:style-name="T4">#_ </text:span></text:p>
      <text:list xml:id="list35714621" text:continue-list="list35700019" text:style-name="L47">
        <text:list-item>
          <text:p text:style-name="P50">REVIEW </text:p>
        </text:list-item>
        <text:list-item>
          <text:p text:style-name="P50">SEG-1 : plasma reactor</text:p>
          <text:list>
            <text:list-item>
              <text:p text:style-name="P50"><text:soft-page-break/>S-1.1 : search ==&gt; S-10</text:p>
              <text:list>
                <text:list-item>
                  <text:p text:style-name="P50">==&gt; doc : 34,35,36</text:p>
                </text:list-item>
              </text:list>
            </text:list-item>
          </text:list>
        </text:list-item>
        <text:list-item>
          <text:p text:style-name="P50">SEG-2 : search ==&gt; S-12</text:p>
        </text:list-item>
        <text:list-item>
          <text:p text:style-name="P50">TASK-1</text:p>
          <text:list>
            <text:list-item>
              <text:p text:style-name="P50">read : M-36<text:tab/>:d-1</text:p>
            </text:list-item>
          </text:list>
        </text:list-item>
      </text:list>
      <text:section text:style-name="Sect1" text:name="セクション10">
        <text:list xml:id="list35703852" text:continue-numbering="true" text:style-name="L47">
          <text:list-item>
            <text:list>
              <text:list-item>
                <text:list>
                  <text:list-item>
                    <text:p text:style-name="P50">#2</text:p>
                  </text:list-item>
                  <text:list-item>
                    <text:p text:style-name="P50">#2.1</text:p>
                  </text:list-item>
                  <text:list-item>
                    <text:p text:style-name="P50">cc</text:p>
                  </text:list-item>
                </text:list>
              </text:list-item>
            </text:list>
          </text:list-item>
        </text:list>
      </text:section>
      <text:list xml:id="list35720876" text:continue-numbering="true" text:style-name="L47">
        <text:list-item>
          <text:list>
            <text:list-item>
              <text:p text:style-name="P50">came to know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float" office:value="1">
            <text:p text:style-name="P16">1</text:p>
          </table:table-cell>
          <table:table-cell table:style-name="表24.B1" office:value-type="string">
            <text:p text:style-name="P18">hot electron ==&gt; collide with cold gas ==&gt; creates radicals</text:p>
          </table:table-cell>
        </table:table-row>
        <table:table-row>
          <table:table-cell table:style-name="表24.A2" office:value-type="float" office:value="2">
            <text:p text:style-name="P16">2</text:p>
          </table:table-cell>
          <table:table-cell table:style-name="表24.B2" office:value-type="string">
            <text:p text:style-name="P18"><text:a xlink:type="simple" xlink:href="http://goodspeed-mumu.com/2018/08/21/carfree-crudeoil/" text:style-name="Internet_20_link" text:visited-style-name="Visited_20_Internet_20_Link">http://goodspeed-mumu.com/2018/08/21/carfree-crudeoil/</text:a></text:p>
          </table:table-cell>
        </table:table-row>
      </table:table>
      <text:list xml:id="list35709938" text:continue-numbering="true" text:style-name="L47">
        <text:list-item>
          <text:list>
            <text:list-item>
              <text:p text:style-name="P50">aa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>
            <text:p text:style-name="P16"/>
          </table:table-cell>
          <table:table-cell table:style-name="表25.B1" office:value-type="string">
            <text:p text:style-name="P18"><text:a xlink:type="simple" xlink:href="http://goodspeed-mumu.com/2018/08/21/carfree-crudeoil/" text:style-name="Internet_20_link" text:visited-style-name="Visited_20_Internet_20_Link">http://goodspeed-mumu.com/2018/08/21/carfree-crudeoil/</text:a> ガソリン消費量</text:p>
          </table:table-cell>
        </table:table-row>
      </table:table>
      <text:list xml:id="list35721419" text:continue-numbering="true" text:style-name="L47">
        <text:list-item>
          <text:list>
            <text:list-item>
              <text:p text:style-name="P50"/>
            </text:list-item>
          </text:list>
        </text:list-item>
      </text:list>
      <text:p text:style-name="P4"/>
      <text:p text:style-name="P4">[next]</text:p>
      <text:list xml:id="list4527068651520773334" text:style-name="L49">
        <text:list-item>
          <text:p text:style-name="P63"><text:span text:style-name="T9">TASK : search 11~12.2 ==&gt; </text:span><text:span text:style-name="T10">それらから見つけたページたち　=&gt;　読む (do-4)</text:span></text:p>
        </text:list-item>
        <text:list-item>
          <text:p text:style-name="P59">or, q-3,4</text:p>
        </text:list-item>
      </text:list>
      <text:p text:style-name="P4">[further]</text:p>
      <text:p text:style-name="P11"><text:line-break/><text:span text:style-name="T5">[/ XXX] 20200527_124538</text:span></text:p>
      <text:p text:style-name="P5"/>
      <text:p text:style-name="P2">@@@</text:p>
      <text:p text:style-name="P5"><text:soft-page-break/></text:p>
      <text:p text:style-name="P4"><text:span text:style-name="T2">23_30</text:span>----------------------------------------------------------------</text:p>
      <text:p text:style-name="P8">[31] res free# JVEMV6 37#23_X / 37. miscs / 23. CO2 / 20200527_154855</text:p>
      <text:p text:style-name="P5"/>
      <text:p text:style-name="P4">[do] <text:span text:style-name="T4">#_ </text:span></text:p>
      <text:list xml:id="list6854064149066544905" text:style-name="L50">
        <text:list-item>
          <text:p text:style-name="P51">REVIEW </text:p>
        </text:list-item>
        <text:list-item>
          <text:p text:style-name="P60">TASK-1 : M-6<text:tab/>:d-1</text:p>
          <text:list>
            <text:list-item>
              <text:p text:style-name="P60"/>
            </text:list-item>
          </text:list>
        </text:list-item>
      </text:list>
      <text:p text:style-name="P4">[next]</text:p>
      <text:list xml:id="list35699590" text:continue-list="list9137727282610526151" text:style-name="L48">
        <text:list-item>
          <text:p text:style-name="P77">TASK</text:p>
        </text:list-item>
      </text:list>
      <text:p text:style-name="P4">[further]</text:p>
      <text:p text:style-name="P11"><text:line-break/><text:span text:style-name="T5">[/ XXX] </text:span></text:p>
      <text:p text:style-name="P11"/>
      <text:p text:style-name="P5"/>
      <text:p text:style-name="P5"/>
      <text:p text:style-name="P5"/>
      <text:p text:style-name="P3">----------------------------------------- [TEMPLATE] 20200427_130632</text:p>
      <text:p text:style-name="P4"><text:span text:style-name="T1">23_X</text:span>----------------------------------------------------------------</text:p>
      <text:p text:style-name="P8">res free# JVEMV6 37#23_X / 37. miscs / 23. CO2 / XXX</text:p>
      <text:p text:style-name="P4"/>
      <text:p text:style-name="P4">[do] <text:span text:style-name="T4">#_ </text:span></text:p>
      <text:list xml:id="list35701243" text:continue-list="list35721419" text:style-name="L47">
        <text:list-item>
          <text:p text:style-name="P50">REVIEW </text:p>
        </text:list-item>
        <text:list-item>
          <text:p text:style-name="P50">TASK-1</text:p>
          <text:list>
            <text:list-item>
              <text:p text:style-name="P50"><text:soft-page-break/>read</text:p>
            </text:list-item>
          </text:list>
        </text:list-item>
      </text:list>
      <text:section text:style-name="Sect1" text:name="セクション8">
        <text:list xml:id="list35720032" text:continue-numbering="true" text:style-name="L47">
          <text:list-item>
            <text:list>
              <text:list-item>
                <text:list>
                  <text:list-item>
                    <text:p text:style-name="P50">aa</text:p>
                  </text:list-item>
                  <text:list-item>
                    <text:p text:style-name="P50">bb</text:p>
                  </text:list-item>
                  <text:list-item>
                    <text:p text:style-name="P50">cc</text:p>
                  </text:list-item>
                </text:list>
              </text:list-item>
            </text:list>
          </text:list-item>
        </text:list>
      </text:section>
      <text:list xml:id="list35718872" text:continue-numbering="true" text:style-name="L47">
        <text:list-item>
          <text:list>
            <text:list-item>
              <text:p text:style-name="P50">came to know</text:p>
            </text:list-item>
          </text:list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float" office:value="1">
            <text:p text:style-name="P16">1</text:p>
          </table:table-cell>
          <table:table-cell table:style-name="表22.B1" office:value-type="string">
            <text:p text:style-name="P18"/>
          </table:table-cell>
        </table:table-row>
        <table:table-row>
          <table:table-cell table:style-name="表22.A2" office:value-type="float" office:value="2">
            <text:p text:style-name="P16">2</text:p>
          </table:table-cell>
          <table:table-cell table:style-name="表22.B2" office:value-type="string">
            <text:p text:style-name="P18"/>
          </table:table-cell>
        </table:table-row>
      </table:table>
      <text:list xml:id="list35718057" text:continue-numbering="true" text:style-name="L47">
        <text:list-item>
          <text:list>
            <text:list-item>
              <text:p text:style-name="P50">wanna-know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float" office:value="1">
            <text:p text:style-name="P16">1</text:p>
          </table:table-cell>
          <table:table-cell table:style-name="表23.B1" office:value-type="string">
            <text:p text:style-name="P18"/>
          </table:table-cell>
        </table:table-row>
        <table:table-row>
          <table:table-cell table:style-name="表23.A2" office:value-type="float" office:value="2">
            <text:p text:style-name="P16">2</text:p>
          </table:table-cell>
          <table:table-cell table:style-name="表23.B2" office:value-type="string">
            <text:p text:style-name="P18"/>
          </table:table-cell>
        </table:table-row>
      </table:table>
      <text:list xml:id="list35691772" text:continue-numbering="true" text:style-name="L47">
        <text:list-item>
          <text:p text:style-name="P50">aaa</text:p>
        </text:list-item>
        <text:list-item>
          <text:p text:style-name="P50">aa</text:p>
          <text:list>
            <text:list-item>
              <text:p text:style-name="P50"/>
            </text:list-item>
          </text:list>
        </text:list-item>
      </text:list>
      <text:p text:style-name="P14"/>
      <text:p text:style-name="P4"/>
      <text:p text:style-name="P4">[next]</text:p>
      <text:list xml:id="list35703138" text:continue-list="list35699590" text:style-name="L48">
        <text:list-item>
          <text:p text:style-name="P77">TASK</text:p>
        </text:list-item>
      </text:list>
      <text:p text:style-name="P4">[further]</text:p>
      <text:p text:style-name="P11"><text:line-break/><text:span text:style-name="T5">[/ XXX] </text:span></text:p>
      <text:p text:style-name="P11"/>
      <text:p text:style-name="P6"/>
      <text:p text:style-name="P4">/ <text:span text:style-name="T3">------------------------------------------------ [TEMPLATE] </text:span><text:span text:style-name="T3">20200427_130632 /</text:span></text:p>
      <text:p text:style-name="P3">------------------------------------------ DOCS (Materials)</text:p>
      <text:p text:style-name="P3">https://ja.wikipedia.org/wiki/カルビン回路</text:p>
      <text:p text:style-name="P3"><text:soft-page-break/>https://ja.wikipedia.org/wiki/カルビン回路#カルビン回路の反応</text:p>
      <text:p text:style-name="P3">https://de.wikipedia.org/wiki/Calvin-Zyklus</text:p>
      <text:p text:style-name="P3"/>
      <text:p text:style-name="P3"/>
      <text:p text:style-name="P3">-------------------------------------- TOPICS</text:p>
      <text:p text:style-name="P3"/>
      <text:p text:style-name="P3"/>
      <text:p text:style-name="P3">-------------------------------------- SYMBOLS<text:tab/>20200327_163426</text:p>
      <text:p text:style-name="P3">#<text:tab/>complete<text:tab/></text:p>
      <text:p text:style-name="P3">*<text:tab/>started reading</text:p>
      <text:p text:style-name="P3">%<text:tab/>omit</text:p>
      <text:p text:style-name="P3">:w<text:tab/>keywords</text:p>
      <text:p text:style-name="P3">:?<text:tab/>want to know</text:p>
      <text:p text:style-name="P3">:m<text:tab/>memos</text:p>
      <text:p text:style-name="P3">:#1<text:tab/>bookmark</text:p>
      <text:p text:style-name="P3">:ref<text:tab/>refered document</text:p>
      <text:p text:style-name="P3"/>
      <text:p text:style-name="P3"/>
      <text:p text:style-name="P3">------------------------------------------ SEARCHES</text:p>
      <text:p text:style-name="P3">1<text:tab/>https://duckduckgo.com/?ia=web<text:tab/>二酸化炭素 固定化<text:tab/>2020年4月16日7:13:13</text:p>
      <text:p text:style-name="P3">2<text:tab/>https://duckduckgo.com/?ia=web<text:tab/>split CO2<text:tab/>2020年4月19日14:24:57</text:p>
      <text:p text:style-name="P3">3<text:tab/>https://duckduckgo.com/?ia=web<text:tab/>光合成　暗反応<text:tab/>2020年4月20日23:28:17</text:p>
      <text:p text:style-name="P3"><text:tab/>3.1<text:tab/>https://aburano-hanashi.kuni-naka.com/1306</text:p>
      <text:p text:style-name="P3">4<text:tab/>https://duckduckgo.com/?q=mit+split+co2&amp;t=opera&amp;ia=web<text:tab/>2020年4月22日8:39:41</text:p>
      <text:p text:style-name="P3"><text:soft-page-break/></text:p>
      <text:p text:style-name="P3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15"/>
          </table:table-cell>
          <table:table-cell table:style-name="表2.A1" office:value-type="string">
            <text:p text:style-name="P15"/>
          </table:table-cell>
          <table:table-cell table:style-name="表2.C1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  <table:table-row>
          <table:table-cell table:style-name="表2.A2" office:value-type="string">
            <text:p text:style-name="P15"/>
          </table:table-cell>
          <table:table-cell table:style-name="表2.A2" office:value-type="string">
            <text:p text:style-name="P15"/>
          </table:table-cell>
          <table:table-cell table:style-name="表2.C2" office:value-type="string">
            <text:p text:style-name="P15"/>
          </table:table-cell>
        </table:table-row>
      </table:table>
      <text:p text:style-name="P3"/>
      <text:p text:style-name="P3"/>
      <text:p text:style-name="P3">/ ------------------------------------------ [Materials] 20200430_160255 /</text:p>
      <text:p text:style-name="P3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3">C:\WORKS_2\a.bat &amp;&amp; r oj &amp;&amp; git add -A &amp;&amp; git commit -m ^"(res : JVE_37#23 : CO2 : 23_30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8"/>
      <text:p text:style-name="P8"/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">1</text:p>
          </table:table-cell>
          <table:table-cell table:style-name="表5.B1" office:value-type="string">
            <text:p text:style-name="P1">“@” mar<text:span text:style-name="T6">k ==&gt; move</text:span></text:p>
          </table:table-cell>
        </table:table-row>
        <table:table-row>
          <table:table-cell table:style-name="表5.A2" office:value-type="float" office:value="2">
            <text:p text:style-name="P1">2</text:p>
          </table:table-cell>
          <table:table-cell table:style-name="表5.B2" office:value-type="string">
            <text:p text:style-name="P1">label line ==&gt; </text:p>
            <text:list xml:id="list837142947117853515" text:style-name="L51">
              <text:list-item>
                <text:p text:style-name="P82">C/P</text:p>
              </text:list-item>
              <text:list-item>
                <text:p text:style-name="P82">change</text:p>
                <text:list>
                  <text:list-item>
                    <text:p text:style-name="P82">next session number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3">
            <text:p text:style-name="P1">3</text:p>
          </table:table-cell>
          <table:table-cell table:style-name="表5.B2" office:value-type="string">
            <text:p text:style-name="P1">body lines ==&gt; C/P (from template section)</text:p>
          </table:table-cell>
        </table:table-row>
        <table:table-row>
          <table:table-cell table:style-name="表5.A2" office:value-type="float" office:value="4">
            <text:p text:style-name="P1">4</text:p>
          </table:table-cell>
          <table:table-cell table:style-name="表5.B2" office:value-type="string">
            <text:p text:style-name="P1">save files : doc, sheet</text:p>
          </table:table-cell>
        </table:table-row>
        <table:table-row>
          <table:table-cell table:style-name="表5.A2" office:value-type="float" office:value="5">
            <text:p text:style-name="P1">5</text:p>
          </table:table-cell>
          <table:table-cell table:style-name="表5.B2" office:value-type="string">
            <text:p text:style-name="P1">git</text:p>
          </table:table-cell>
        </table:table-row>
        <table:table-row>
          <table:table-cell table:style-name="表5.A2">
            <text:p text:style-name="P1"/>
          </table:table-cell>
          <table:table-cell table:style-name="表5.B2" office:value-type="string">
            <text:p text:style-name="P1"/>
          </table:table-cell>
        </table:table-row>
      </table:table>
      <text:p text:style-name="P10"><text:soft-page-break/></text:p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ＭＳ Ｐ明朝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5-27T15:49:04.59</dc:date>
    <dc:creator>iwabuchi ken</dc:creator>
    <meta:editing-duration>P1DT5H37M16S</meta:editing-duration>
    <meta:editing-cycles>173</meta:editing-cycles>
    <meta:generator>OpenOffice/4.1.3$Win32 OpenOffice.org_project/413m1$Build-9783</meta:generator>
    <meta:document-statistic meta:table-count="25" meta:image-count="0" meta:object-count="0" meta:page-count="37" meta:paragraph-count="687" meta:word-count="3585" meta:character-count="18585"/>
  </office:meta>
</office:document-meta>
</file>